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DejaVu Serif" svg:font-family="DejaVu Serif" style:font-family-generic="roman" style:font-pitch="variable"/>
    <style:font-face style:name="DejaVu Sans" svg:font-family="DejaVu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T3" style:parent-style-name="DefaultParagraphFont" style:family="text">
      <style:text-properties fo:font-weight="bold" style:font-weight-asian="bold" style:font-weight-complex="bold"/>
    </style:style>
    <style:style style:name="T4" style:parent-style-name="DefaultParagraphFont" style:family="text">
      <style:text-properties fo:font-weight="bold" style:font-weight-asian="bold" style:font-weight-complex="bold"/>
    </style:style>
    <style:style style:name="T5" style:parent-style-name="DefaultParagraphFont" style:family="text">
      <style:text-properties fo:font-weight="bold" style:font-weight-asian="bold" style:font-weight-complex="bold"/>
    </style:style>
    <style:style style:name="P6" style:parent-style-name="Standard" style:family="paragraph">
      <style:paragraph-properties fo:break-before="page"/>
    </style:style>
    <style:style style:family="graphic" style:name="a20">
      <style:graphic-properties fo:wrap-option="no-wrap" fo:padding-top="0in" fo:padding-bottom="0in" fo:padding-left="0in" fo:padding-right="0in" draw:textarea-vertical-align="middle" draw:textarea-horizontal-align="left" style:wrap="run-through" style:run-through="foreground" draw:fill="solid" draw:fill-color="#729fcf" draw:opacity="100%" draw:stroke="solid" svg:stroke-width="0.01389in" svg:stroke-color="#3465a4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1">
      <style:graphic-properties fo:wrap-option="no-wrap" fo:padding-top="0in" fo:padding-bottom="0in" fo:padding-left="0in" fo:padding-right="0in" draw:textarea-vertical-align="middle" draw:textarea-horizontal-align="left" style:wrap="run-through" style:run-through="foreground" draw:fill="solid" draw:fill-color="#729fcf" draw:opacity="100%" draw:stroke="solid" svg:stroke-width="0.01389in" svg:stroke-color="#3465a4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2">
      <style:graphic-properties fo:wrap-option="no-wrap" fo:padding-top="0in" fo:padding-bottom="0in" fo:padding-left="0in" fo:padding-right="0in" draw:textarea-vertical-align="middle" draw:textarea-horizontal-align="left" style:wrap="run-through" style:run-through="foreground" draw:fill="solid" draw:fill-color="#729fcf" draw:opacity="100%" draw:stroke="solid" svg:stroke-width="0.01389in" svg:stroke-color="#3465a4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3">
      <style:graphic-properties fo:wrap-option="no-wrap" fo:padding-top="0in" fo:padding-bottom="0in" fo:padding-left="0in" fo:padding-right="0in" draw:textarea-vertical-align="middle" draw:textarea-horizontal-align="left" style:wrap="run-through" style:run-through="foreground" draw:fill="solid" draw:fill-color="#729fcf" draw:opacity="100%" draw:stroke="solid" svg:stroke-width="0.01389in" svg:stroke-color="#3465a4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4">
      <style:graphic-properties fo:wrap-option="no-wrap" fo:padding-top="0in" fo:padding-bottom="0in" fo:padding-left="0in" fo:padding-right="0in" draw:textarea-vertical-align="middle" draw:textarea-horizontal-align="left" style:wrap="run-through" style:run-through="foreground" draw:fill="solid" draw:fill-color="#729fcf" draw:opacity="100%" draw:stroke="solid" svg:stroke-width="0.01389in" svg:stroke-color="#3465a4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5">
      <style:graphic-properties style:wrap="run-through" style:run-through="foreground" draw:fill="none" draw:stroke="solid" svg:stroke-width="0.01389in" svg:stroke-color="#3465a4" svg:stroke-opacity="100%" style:horizontal-rel="paragraph" style:vertical-rel="paragraph" style:horizontal-pos="from-left" style:vertical-pos="from-top"/>
    </style:style>
    <style:style style:family="graphic" style:name="a26">
      <style:graphic-properties style:wrap="run-through" style:run-through="foreground" draw:fill="none" draw:stroke="solid" svg:stroke-width="0.01389in" svg:stroke-color="#3465a4" svg:stroke-opacity="100%" style:horizontal-rel="paragraph" style:vertical-rel="paragraph" style:horizontal-pos="from-left" style:vertical-pos="from-top"/>
    </style:style>
    <style:style style:family="graphic" style:name="a27">
      <style:graphic-properties style:wrap="run-through" style:run-through="foreground" draw:fill="none" draw:stroke="solid" svg:stroke-width="0.01389in" svg:stroke-color="#3465a4" svg:stroke-opacity="100%" style:horizontal-rel="paragraph" style:vertical-rel="paragraph" style:horizontal-pos="from-left" style:vertical-pos="from-top"/>
    </style:style>
    <style:style style:family="graphic" style:name="a28">
      <style:graphic-properties style:wrap="run-through" style:run-through="foreground" draw:fill="none" draw:stroke="solid" svg:stroke-width="0.01389in" svg:stroke-color="#3465a4" svg:stroke-opacity="100%" style:horizontal-rel="paragraph" style:vertical-rel="paragraph" style:horizontal-pos="from-left" style:vertical-pos="from-top"/>
    </style:style>
    <style:style style:family="graphic" style:name="a29">
      <style:graphic-properties style:wrap="run-through" style:run-through="foreground" draw:fill="none" draw:stroke="solid" svg:stroke-width="0.01389in" svg:stroke-color="#3465a4" svg:stroke-opacity="100%" style:horizontal-rel="paragraph" style:vertical-rel="paragraph" style:horizontal-pos="from-left" style:vertical-pos="from-top"/>
    </style:style>
    <style:style style:family="graphic" style:name="a10">
      <style:graphic-properties style:wrap="run-through" style:run-through="foreground" draw:fill="none" draw:stroke="solid" svg:stroke-width="0.01389in" svg:stroke-color="#3465a4" svg:stroke-opacity="100%" style:horizontal-rel="paragraph" style:vertical-rel="paragraph" style:horizontal-pos="from-left" style:vertical-pos="from-top"/>
    </style:style>
    <style:style style:family="graphic" style:name="a11">
      <style:graphic-properties style:wrap="run-through" style:run-through="foreground" draw:fill="none" draw:stroke="solid" svg:stroke-width="0.01389in" svg:stroke-color="#3465a4" svg:stroke-opacity="100%" style:horizontal-rel="paragraph" style:vertical-rel="paragraph" style:horizontal-pos="from-left" style:vertical-pos="from-top"/>
    </style:style>
    <style:style style:family="graphic" style:name="a12">
      <style:graphic-properties style:wrap="run-through" style:run-through="foreground" draw:fill="none" draw:stroke="solid" svg:stroke-width="0.01389in" svg:stroke-color="#3465a4" svg:stroke-opacity="100%" style:horizontal-rel="paragraph" style:vertical-rel="paragraph" style:horizontal-pos="from-left" style:vertical-pos="from-top"/>
    </style:style>
    <style:style style:family="graphic" style:name="a13">
      <style:graphic-properties style:wrap="run-through" style:run-through="foreground" draw:fill="none" draw:stroke="solid" svg:stroke-width="0.01389in" svg:stroke-color="#3465a4" svg:stroke-opacity="100%" style:horizontal-rel="paragraph" style:vertical-rel="paragraph" style:horizontal-pos="from-left" style:vertical-pos="from-top"/>
    </style:style>
    <style:style style:family="graphic" style:name="a14">
      <style:graphic-properties style:wrap="run-through" style:run-through="foreground" draw:fill="none" draw:stroke="solid" svg:stroke-width="0.01389in" svg:stroke-color="#3465a4" svg:stroke-opacity="100%" style:horizontal-rel="paragraph" style:vertical-rel="paragraph" style:horizontal-pos="from-left" style:vertical-pos="from-top"/>
    </style:style>
    <style:style style:family="graphic" style:name="a15">
      <style:graphic-properties style:wrap="run-through" style:run-through="foreground" draw:fill="none" draw:stroke="solid" svg:stroke-width="0.01389in" svg:stroke-color="#3465a4" svg:stroke-opacity="100%" style:horizontal-rel="paragraph" style:vertical-rel="paragraph" style:horizontal-pos="from-left" style:vertical-pos="from-top"/>
    </style:style>
    <style:style style:family="graphic" style:name="a16">
      <style:graphic-properties fo:wrap-option="no-wrap" fo:padding-top="0in" fo:padding-bottom="0in" fo:padding-left="0in" fo:padding-right="0in" draw:textarea-vertical-align="middle" draw:textarea-horizontal-align="left" style:wrap="run-through" style:run-through="foreground" draw:fill="solid" draw:fill-color="#729fcf" draw:opacity="100%" draw:stroke="solid" svg:stroke-width="0.01389in" svg:stroke-color="#3465a4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7">
      <style:graphic-properties fo:wrap-option="no-wrap" fo:padding-top="0in" fo:padding-bottom="0in" fo:padding-left="0in" fo:padding-right="0in" draw:textarea-vertical-align="middle" draw:textarea-horizontal-align="left" style:wrap="run-through" style:run-through="foreground" draw:fill="solid" draw:fill-color="#729fcf" draw:opacity="100%" draw:stroke="solid" svg:stroke-width="0.01389in" svg:stroke-color="#3465a4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8">
      <style:graphic-properties fo:wrap-option="no-wrap" fo:padding-top="0in" fo:padding-bottom="0in" fo:padding-left="0in" fo:padding-right="0in" draw:textarea-vertical-align="middle" draw:textarea-horizontal-align="left" style:wrap="run-through" style:run-through="foreground" draw:fill="solid" draw:fill-color="#729fcf" draw:opacity="100%" draw:stroke="solid" svg:stroke-width="0.01389in" svg:stroke-color="#3465a4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9">
      <style:graphic-properties fo:wrap-option="no-wrap" fo:padding-top="0in" fo:padding-bottom="0in" fo:padding-left="0in" fo:padding-right="0in" draw:textarea-vertical-align="middle" draw:textarea-horizontal-align="left" style:wrap="run-through" style:run-through="foreground" draw:fill="solid" draw:fill-color="#729fcf" draw:opacity="100%" draw:stroke="solid" svg:stroke-width="0.01389in" svg:stroke-color="#3465a4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0">
      <style:graphic-properties fo:wrap-option="no-wrap" fo:padding-top="0in" fo:padding-bottom="0in" fo:padding-left="0in" fo:padding-right="0in" draw:textarea-vertical-align="middle" draw:textarea-horizontal-align="left" style:wrap="run-through" style:run-through="foreground" draw:fill="solid" draw:fill-color="#729fcf" draw:opacity="100%" draw:stroke="solid" svg:stroke-width="0.01389in" svg:stroke-color="#3465a4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">
      <style:graphic-properties style:wrap="run-through" style:run-through="foreground" draw:fill="none" draw:stroke="solid" svg:stroke-width="0.01389in" svg:stroke-color="#3465a4" svg:stroke-opacity="100%" style:horizontal-rel="paragraph" style:vertical-rel="paragraph" style:horizontal-pos="from-left" style:vertical-pos="from-top"/>
    </style:style>
    <style:style style:family="graphic" style:name="a2">
      <style:graphic-properties fo:wrap-option="no-wrap" fo:padding-top="0in" fo:padding-bottom="0in" fo:padding-left="0in" fo:padding-right="0in" draw:textarea-vertical-align="middle" draw:textarea-horizontal-align="left" style:wrap="run-through" style:run-through="foreground" draw:fill="solid" draw:fill-color="#729fcf" draw:opacity="100%" draw:stroke="solid" svg:stroke-width="0.01389in" svg:stroke-color="#3465a4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3">
      <style:graphic-properties style:wrap="run-through" style:run-through="foreground" draw:fill="none" draw:stroke="solid" svg:stroke-width="0.01389in" svg:stroke-color="#3465a4" svg:stroke-opacity="100%" style:horizontal-rel="paragraph" style:vertical-rel="paragraph" style:horizontal-pos="from-left" style:vertical-pos="from-top"/>
    </style:style>
    <style:style style:family="graphic" style:name="a4">
      <style:graphic-properties fo:wrap-option="no-wrap" fo:padding-top="0in" fo:padding-bottom="0in" fo:padding-left="0in" fo:padding-right="0in" draw:textarea-vertical-align="middle" draw:textarea-horizontal-align="left" style:wrap="run-through" style:run-through="foreground" draw:fill="solid" draw:fill-color="#729fcf" draw:opacity="100%" draw:stroke="solid" svg:stroke-width="0.01389in" svg:stroke-color="#3465a4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5">
      <style:graphic-properties fo:wrap-option="no-wrap" fo:padding-top="0in" fo:padding-bottom="0in" fo:padding-left="0in" fo:padding-right="0in" draw:textarea-vertical-align="middle" draw:textarea-horizontal-align="left" style:wrap="run-through" style:run-through="foreground" draw:fill="solid" draw:fill-color="#729fcf" draw:opacity="100%" draw:stroke="solid" svg:stroke-width="0.01389in" svg:stroke-color="#3465a4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6">
      <style:graphic-properties fo:wrap-option="no-wrap" fo:padding-top="0in" fo:padding-bottom="0in" fo:padding-left="0in" fo:padding-right="0in" draw:textarea-vertical-align="middle" draw:textarea-horizontal-align="left" style:wrap="run-through" style:run-through="foreground" draw:fill="solid" draw:fill-color="#729fcf" draw:opacity="100%" draw:stroke="solid" svg:stroke-width="0.01389in" svg:stroke-color="#3465a4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7">
      <style:graphic-properties fo:wrap-option="no-wrap" fo:padding-top="0in" fo:padding-bottom="0in" fo:padding-left="0in" fo:padding-right="0in" draw:textarea-vertical-align="middle" draw:textarea-horizontal-align="left" style:wrap="run-through" style:run-through="foreground" draw:fill="solid" draw:fill-color="#729fcf" draw:opacity="100%" draw:stroke="solid" svg:stroke-width="0.01389in" svg:stroke-color="#3465a4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8">
      <style:graphic-properties fo:wrap-option="no-wrap" fo:padding-top="0in" fo:padding-bottom="0in" fo:padding-left="0in" fo:padding-right="0in" draw:textarea-vertical-align="middle" draw:textarea-horizontal-align="left" style:wrap="run-through" style:run-through="foreground" draw:fill="solid" draw:fill-color="#729fcf" draw:opacity="100%" draw:stroke="solid" svg:stroke-width="0.01389in" svg:stroke-color="#3465a4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9">
      <style:graphic-properties style:wrap="run-through" style:run-through="foreground" draw:fill="none" draw:stroke="solid" svg:stroke-width="0.01389in" svg:stroke-color="#3465a4" svg:stroke-opacity="100%" style:horizontal-rel="paragraph" style:vertical-rel="paragraph" style:horizontal-pos="from-left" style:vertical-pos="from-top"/>
    </style:style>
    <style:style style:family="graphic" style:name="a30">
      <style:graphic-properties fo:wrap-option="no-wrap" fo:padding-top="0in" fo:padding-bottom="0in" fo:padding-left="0in" fo:padding-right="0in" draw:textarea-vertical-align="middle" draw:textarea-horizontal-align="left" style:wrap="run-through" style:run-through="foreground" draw:fill="solid" draw:fill-color="#729fcf" draw:opacity="100%" draw:stroke="solid" svg:stroke-width="0.01389in" svg:stroke-color="#3465a4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31">
      <style:graphic-properties fo:wrap-option="no-wrap" fo:padding-top="0in" fo:padding-bottom="0in" fo:padding-left="0in" fo:padding-right="0in" draw:textarea-vertical-align="middle" draw:textarea-horizontal-align="left" style:wrap="run-through" style:run-through="foreground" draw:fill="solid" draw:fill-color="#729fcf" draw:opacity="100%" draw:stroke="solid" svg:stroke-width="0.01389in" svg:stroke-color="#3465a4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32">
      <style:graphic-properties fo:wrap-option="no-wrap" fo:padding-top="0in" fo:padding-bottom="0in" fo:padding-left="0in" fo:padding-right="0in" draw:textarea-vertical-align="middle" draw:textarea-horizontal-align="left" style:wrap="run-through" style:run-through="foreground" draw:fill="solid" draw:fill-color="#729fcf" draw:opacity="100%" draw:stroke="solid" svg:stroke-width="0.01389in" svg:stroke-color="#3465a4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33">
      <style:graphic-properties style:wrap="run-through" style:run-through="foreground" draw:fill="none" draw:stroke="solid" svg:stroke-width="0.01389in" svg:stroke-color="#3465a4" svg:stroke-opacity="100%" style:horizontal-rel="paragraph" style:vertical-rel="paragraph" style:horizontal-pos="from-left" style:vertical-pos="from-top"/>
    </style:style>
    <style:style style:family="graphic" style:name="a34">
      <style:graphic-properties fo:wrap-option="no-wrap" fo:padding-top="0in" fo:padding-bottom="0in" fo:padding-left="0in" fo:padding-right="0in" draw:textarea-vertical-align="middle" draw:textarea-horizontal-align="left" style:wrap="run-through" style:run-through="foreground" draw:fill="solid" draw:fill-color="#729fcf" draw:opacity="100%" draw:stroke="solid" svg:stroke-width="0.01389in" svg:stroke-color="#3465a4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35">
      <style:graphic-properties style:wrap="run-through" style:run-through="foreground" draw:fill="none" draw:stroke="solid" svg:stroke-width="0.01389in" svg:stroke-color="#3465a4" svg:stroke-opacity="100%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02/22/18</text:p>
      <text:p text:style-name="Standard"/>
      <text:p text:style-name="Standard">- Aparently there is a god, improv lecture</text:p>
      <text:p text:style-name="Standard"/>
      <text:p text:style-name="Standard">- Ideally a BST is perfectly<text:s/>symmetrical<text:s/>and balanced</text:p>
      <text:p text:style-name="Standard">* it its possible to have a perfectly unbalanced tree, which is<text:s/>basically<text:s/>just<text:s/>a linked list (O(N))</text:p>
      <text:p text:style-name="Standard"/>
      <text:p text:style-name="P2">AVL Trees</text:p>
      <text:p text:style-name="Standard"/>
      <text:p text:style-name="Standard">- BST with an additional rule</text:p>
      <text:p text:style-name="Standard">* introduces a<text:s/>balance<text:s/>factor property</text:p>
      <text:p text:style-name="Standard">* for each node the absolute value of the difference<text:s/>between<text:s/>the height of the right subtree and left subtree cannot be greater than one</text:p>
      <text:p text:style-name="Standard">*<text:s/>balance<text:s/>factor:<text:s/>(?)</text:p>
      <text:p text:style-name="Standard"><draw:custom-shape svg:x="6.0102in" svg:y="0.172in" svg:width="0.36528in" svg:height="0.34375in" draw:z-index="14" draw:id="id0" draw:style-name="a0" draw:name="Shape1" text:anchor-type="paragraph"><svg:title/><svg:desc/><text:p text:style-name="Normal"/><draw:enhanced-geometry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5419351 / 1725033"/><draw:equation draw:name="f9" draw:formula="180"/><draw:equation draw:name="f10" draw:formula="?f7 / 21600"/><draw:equation draw:name="f11" draw:formula="?f6 / 21600"/><draw:equation draw:name="f12" draw:formula="10800 * 10800"/><draw:equation draw:name="f13" draw:formula="0"/><draw:equation draw:name="f14" draw:formula="0 - 360"/><draw:equation draw:name="f15" draw:formula="10800"/><draw:equation draw:name="f16" draw:formula="0 * ?f8"/><draw:equation draw:name="f17" draw:formula="?f13 * ?f0"/><draw:equation draw:name="f18" draw:formula="?f14 * ?f0"/><draw:equation draw:name="f19" draw:formula="3163 * ?f10"/><draw:equation draw:name="f20" draw:formula="18437 * ?f10"/><draw:equation draw:name="f21" draw:formula="18437 * ?f11"/><draw:equation draw:name="f22" draw:formula="3163 * ?f11"/><draw:equation draw:name="f23" draw:formula="?f16 / ?f9"/><draw:equation draw:name="f24" draw:formula="?f17 / ?f9"/><draw:equation draw:name="f25" draw:formula="?f18 / ?f9"/><draw:equation draw:name="f26" draw:formula="10800 * ?f10"/><draw:equation draw:name="f27" draw:formula="0 * ?f11"/><draw:equation draw:name="f28" draw:formula="0 * ?f10"/><draw:equation draw:name="f29" draw:formula="10800 * ?f11"/><draw:equation draw:name="f30" draw:formula="21600 * ?f11"/><draw:equation draw:name="f31" draw:formula="21600 * ?f10"/><draw:equation draw:name="f32" draw:formula="0 - ?f23"/><draw:equation draw:name="f33" draw:formula="?f24 - ?f1"/><draw:equation draw:name="f34" draw:formula="?f25 - ?f1"/><draw:equation draw:name="f35" draw:formula="?f32 * ?f0"/><draw:equation draw:name="f36" draw:formula="?f34 - ?f33"/><draw:equation draw:name="f37" draw:formula="?f35 / ?f8"/><draw:equation draw:name="f38" draw:formula="?f37 - ?f1"/><draw:equation draw:name="f39" draw:formula="?f38 + ?f1"/><draw:equation draw:name="f40" draw:formula="?f39 * ?f8 / ?f0"/><draw:equation draw:name="f41" draw:formula="0 - ?f40"/><draw:equation draw:name="f42" draw:formula="sin(?f41)"/><draw:equation draw:name="f43" draw:formula="0 - ?f42"/><draw:equation draw:name="f44" draw:formula="?f43"/><draw:equation draw:name="f45" draw:formula="cos(?f41)"/><draw:equation draw:name="f46" draw:formula="0 - ?f45"/><draw:equation draw:name="f47" draw:formula="?f46"/><draw:equation draw:name="f48" draw:formula="0 - ?f44"/><draw:equation draw:name="f49" draw:formula="0 - ?f47"/><draw:equation draw:name="f50" draw:formula="10800 * ?f48"/><draw:equation draw:name="f51" draw:formula="10800 * ?f49"/><draw:equation draw:name="f52" draw:formula="?f50 * ?f50"/><draw:equation draw:name="f53" draw:formula="?f51 * ?f51"/><draw:equation draw:name="f54" draw:formula="?f52 + ?f53"/><draw:equation draw:name="f55" draw:formula="sqrt(?f54)"/><draw:equation draw:name="f56" draw:formula="?f12 / ?f55"/><draw:equation draw:name="f57" draw:formula="?f48 * ?f56"/><draw:equation draw:name="f58" draw:formula="?f49 * ?f56"/><draw:equation draw:name="f59" draw:formula="10800 - ?f57"/><draw:equation draw:name="f60" draw:formula="10800 - ?f58"/><draw:equation draw:name="f61" draw:formula="?f26 / ?f10"/><draw:equation draw:name="f62" draw:formula="?f27 / ?f11"/><draw:equation draw:name="f63" draw:formula="?f19 / ?f10"/><draw:equation draw:name="f64" draw:formula="?f22 / ?f11"/><draw:equation draw:name="f65" draw:formula="?f28 / ?f10"/><draw:equation draw:name="f66" draw:formula="?f29 / ?f11"/><draw:equation draw:name="f67" draw:formula="?f21 / ?f11"/><draw:equation draw:name="f68" draw:formula="?f30 / ?f11"/><draw:equation draw:name="f69" draw:formula="?f20 / ?f10"/><draw:equation draw:name="f70" draw:formula="?f31 / ?f10"/><draw:equation draw:name="f71" draw:formula="21550000 - ?f36"/><draw:equation draw:name="f72" draw:formula="if(?f71, ?f36, 21550000)"/><draw:equation draw:name="f73" draw:formula="-21550000 - ?f72"/><draw:equation draw:name="f74" draw:formula="if(?f73, -21550000, ?f72)"/><draw:equation draw:name="f75" draw:formula="?f33 + ?f74"/><draw:equation draw:name="f76" draw:formula="?f33 + ?f1"/><draw:equation draw:name="f77" draw:formula="?f76 * ?f8 / ?f0"/><draw:equation draw:name="f78" draw:formula="0 - ?f77"/><draw:equation draw:name="f79" draw:formula="cos(?f78)"/><draw:equation draw:name="f80" draw:formula="0 - ?f79"/><draw:equation draw:name="f81" draw:formula="?f80 * ?f15"/><draw:equation draw:name="f82" draw:formula="sin(?f78)"/><draw:equation draw:name="f83" draw:formula="0 - ?f82"/><draw:equation draw:name="f84" draw:formula="?f83 * ?f15"/><draw:equation draw:name="f85" draw:formula="sqrt(?f81 * ?f81 + ?f84 * ?f84 + 0 * 0)"/><draw:equation draw:name="f86" draw:formula="?f15 * ?f15 / ?f85"/><draw:equation draw:name="f87" draw:formula="?f83 * ?f86"/><draw:equation draw:name="f88" draw:formula="?f59 - ?f87"/><draw:equation draw:name="f89" draw:formula="?f80 * ?f86"/><draw:equation draw:name="f90" draw:formula="?f60 - ?f89"/><draw:equation draw:name="f91" draw:formula="?f88 - ?f15"/><draw:equation draw:name="f92" draw:formula="?f90 - ?f15"/><draw:equation draw:name="f93" draw:formula="?f88 + ?f15"/><draw:equation draw:name="f94" draw:formula="?f90 + ?f15"/><draw:equation draw:name="f95" draw:formula="?f75 + ?f1"/><draw:equation draw:name="f96" draw:formula="?f95 * ?f8 / ?f0"/><draw:equation draw:name="f97" draw:formula="0 - ?f96"/><draw:equation draw:name="f98" draw:formula="cos(?f97)"/><draw:equation draw:name="f99" draw:formula="0 - ?f98"/><draw:equation draw:name="f100" draw:formula="?f99 * ?f15"/><draw:equation draw:name="f101" draw:formula="sin(?f97)"/><draw:equation draw:name="f102" draw:formula="0 - ?f101"/><draw:equation draw:name="f103" draw:formula="?f102 * ?f15"/><draw:equation draw:name="f104" draw:formula="sqrt(?f100 * ?f100 + ?f103 * ?f103 + 0 * 0)"/><draw:equation draw:name="f105" draw:formula="?f15 * ?f15 / ?f104"/><draw:equation draw:name="f106" draw:formula="?f102 * ?f105"/><draw:equation draw:name="f107" draw:formula="?f88 + ?f106"/><draw:equation draw:name="f108" draw:formula="?f99 * ?f105"/><draw:equation draw:name="f109" draw:formula="?f90 + ?f108"/><draw:equation draw:name="f110" draw:formula="if(?f74, ?f59, ?f91)"/><draw:equation draw:name="f111" draw:formula="if(?f74, ?f60, ?f92)"/><draw:equation draw:name="f112" draw:formula="if(?f74, ?f59, ?f93)"/><draw:equation draw:name="f113" draw:formula="if(?f74, ?f60, ?f94)"/><draw:equation draw:name="f114" draw:formula="if(?f74, ?f91, ?f107)"/><draw:equation draw:name="f115" draw:formula="if(?f74, ?f92, ?f109)"/><draw:equation draw:name="f116" draw:formula="if(?f74, ?f93, ?f107)"/><draw:equation draw:name="f117" draw:formula="if(?f74, ?f94, ?f109)"/></draw:enhanced-geometry></draw:custom-shape>* work from the first<text:s/>instance<text:s/>of “non-AVLness”</text:p>
      <text:p text:style-name="Standard"/>
      <text:p text:style-name="Standard"><draw:connector draw:type="line" svg:x1="6.2398in" svg:y1="0.0866in" svg:x2="6.58286in" svg:y2="0.47757in" draw:z-index="11" draw:id="id1" draw:style-name="a1" draw:name="Shape8" text:anchor-type="paragraph"><svg:title/><svg:desc/></draw:connector><draw:custom-shape svg:x="5.7075in" svg:y="0.1846in" svg:width="0.38194in" svg:height="0.36042in" draw:z-index="16" draw:id="id2" draw:style-name="a2" draw:name="Shape3" text:anchor-type="paragraph"><svg:title/><svg:desc/><text:p text:style-name="Normal"/><draw:enhanced-geometry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5419351 / 1725033"/><draw:equation draw:name="f9" draw:formula="180"/><draw:equation draw:name="f10" draw:formula="?f7 / 21600"/><draw:equation draw:name="f11" draw:formula="?f6 / 21600"/><draw:equation draw:name="f12" draw:formula="10800 * 10800"/><draw:equation draw:name="f13" draw:formula="0"/><draw:equation draw:name="f14" draw:formula="0 - 360"/><draw:equation draw:name="f15" draw:formula="10800"/><draw:equation draw:name="f16" draw:formula="0 * ?f8"/><draw:equation draw:name="f17" draw:formula="?f13 * ?f0"/><draw:equation draw:name="f18" draw:formula="?f14 * ?f0"/><draw:equation draw:name="f19" draw:formula="3163 * ?f10"/><draw:equation draw:name="f20" draw:formula="18437 * ?f10"/><draw:equation draw:name="f21" draw:formula="18437 * ?f11"/><draw:equation draw:name="f22" draw:formula="3163 * ?f11"/><draw:equation draw:name="f23" draw:formula="?f16 / ?f9"/><draw:equation draw:name="f24" draw:formula="?f17 / ?f9"/><draw:equation draw:name="f25" draw:formula="?f18 / ?f9"/><draw:equation draw:name="f26" draw:formula="10800 * ?f10"/><draw:equation draw:name="f27" draw:formula="0 * ?f11"/><draw:equation draw:name="f28" draw:formula="0 * ?f10"/><draw:equation draw:name="f29" draw:formula="10800 * ?f11"/><draw:equation draw:name="f30" draw:formula="21600 * ?f11"/><draw:equation draw:name="f31" draw:formula="21600 * ?f10"/><draw:equation draw:name="f32" draw:formula="0 - ?f23"/><draw:equation draw:name="f33" draw:formula="?f24 - ?f1"/><draw:equation draw:name="f34" draw:formula="?f25 - ?f1"/><draw:equation draw:name="f35" draw:formula="?f32 * ?f0"/><draw:equation draw:name="f36" draw:formula="?f34 - ?f33"/><draw:equation draw:name="f37" draw:formula="?f35 / ?f8"/><draw:equation draw:name="f38" draw:formula="?f37 - ?f1"/><draw:equation draw:name="f39" draw:formula="?f38 + ?f1"/><draw:equation draw:name="f40" draw:formula="?f39 * ?f8 / ?f0"/><draw:equation draw:name="f41" draw:formula="0 - ?f40"/><draw:equation draw:name="f42" draw:formula="sin(?f41)"/><draw:equation draw:name="f43" draw:formula="0 - ?f42"/><draw:equation draw:name="f44" draw:formula="?f43"/><draw:equation draw:name="f45" draw:formula="cos(?f41)"/><draw:equation draw:name="f46" draw:formula="0 - ?f45"/><draw:equation draw:name="f47" draw:formula="?f46"/><draw:equation draw:name="f48" draw:formula="0 - ?f44"/><draw:equation draw:name="f49" draw:formula="0 - ?f47"/><draw:equation draw:name="f50" draw:formula="10800 * ?f48"/><draw:equation draw:name="f51" draw:formula="10800 * ?f49"/><draw:equation draw:name="f52" draw:formula="?f50 * ?f50"/><draw:equation draw:name="f53" draw:formula="?f51 * ?f51"/><draw:equation draw:name="f54" draw:formula="?f52 + ?f53"/><draw:equation draw:name="f55" draw:formula="sqrt(?f54)"/><draw:equation draw:name="f56" draw:formula="?f12 / ?f55"/><draw:equation draw:name="f57" draw:formula="?f48 * ?f56"/><draw:equation draw:name="f58" draw:formula="?f49 * ?f56"/><draw:equation draw:name="f59" draw:formula="10800 - ?f57"/><draw:equation draw:name="f60" draw:formula="10800 - ?f58"/><draw:equation draw:name="f61" draw:formula="?f26 / ?f10"/><draw:equation draw:name="f62" draw:formula="?f27 / ?f11"/><draw:equation draw:name="f63" draw:formula="?f19 / ?f10"/><draw:equation draw:name="f64" draw:formula="?f22 / ?f11"/><draw:equation draw:name="f65" draw:formula="?f28 / ?f10"/><draw:equation draw:name="f66" draw:formula="?f29 / ?f11"/><draw:equation draw:name="f67" draw:formula="?f21 / ?f11"/><draw:equation draw:name="f68" draw:formula="?f30 / ?f11"/><draw:equation draw:name="f69" draw:formula="?f20 / ?f10"/><draw:equation draw:name="f70" draw:formula="?f31 / ?f10"/><draw:equation draw:name="f71" draw:formula="21550000 - ?f36"/><draw:equation draw:name="f72" draw:formula="if(?f71, ?f36, 21550000)"/><draw:equation draw:name="f73" draw:formula="-21550000 - ?f72"/><draw:equation draw:name="f74" draw:formula="if(?f73, -21550000, ?f72)"/><draw:equation draw:name="f75" draw:formula="?f33 + ?f74"/><draw:equation draw:name="f76" draw:formula="?f33 + ?f1"/><draw:equation draw:name="f77" draw:formula="?f76 * ?f8 / ?f0"/><draw:equation draw:name="f78" draw:formula="0 - ?f77"/><draw:equation draw:name="f79" draw:formula="cos(?f78)"/><draw:equation draw:name="f80" draw:formula="0 - ?f79"/><draw:equation draw:name="f81" draw:formula="?f80 * ?f15"/><draw:equation draw:name="f82" draw:formula="sin(?f78)"/><draw:equation draw:name="f83" draw:formula="0 - ?f82"/><draw:equation draw:name="f84" draw:formula="?f83 * ?f15"/><draw:equation draw:name="f85" draw:formula="sqrt(?f81 * ?f81 + ?f84 * ?f84 + 0 * 0)"/><draw:equation draw:name="f86" draw:formula="?f15 * ?f15 / ?f85"/><draw:equation draw:name="f87" draw:formula="?f83 * ?f86"/><draw:equation draw:name="f88" draw:formula="?f59 - ?f87"/><draw:equation draw:name="f89" draw:formula="?f80 * ?f86"/><draw:equation draw:name="f90" draw:formula="?f60 - ?f89"/><draw:equation draw:name="f91" draw:formula="?f88 - ?f15"/><draw:equation draw:name="f92" draw:formula="?f90 - ?f15"/><draw:equation draw:name="f93" draw:formula="?f88 + ?f15"/><draw:equation draw:name="f94" draw:formula="?f90 + ?f15"/><draw:equation draw:name="f95" draw:formula="?f75 + ?f1"/><draw:equation draw:name="f96" draw:formula="?f95 * ?f8 / ?f0"/><draw:equation draw:name="f97" draw:formula="0 - ?f96"/><draw:equation draw:name="f98" draw:formula="cos(?f97)"/><draw:equation draw:name="f99" draw:formula="0 - ?f98"/><draw:equation draw:name="f100" draw:formula="?f99 * ?f15"/><draw:equation draw:name="f101" draw:formula="sin(?f97)"/><draw:equation draw:name="f102" draw:formula="0 - ?f101"/><draw:equation draw:name="f103" draw:formula="?f102 * ?f15"/><draw:equation draw:name="f104" draw:formula="sqrt(?f100 * ?f100 + ?f103 * ?f103 + 0 * 0)"/><draw:equation draw:name="f105" draw:formula="?f15 * ?f15 / ?f104"/><draw:equation draw:name="f106" draw:formula="?f102 * ?f105"/><draw:equation draw:name="f107" draw:formula="?f88 + ?f106"/><draw:equation draw:name="f108" draw:formula="?f99 * ?f105"/><draw:equation draw:name="f109" draw:formula="?f90 + ?f108"/><draw:equation draw:name="f110" draw:formula="if(?f74, ?f59, ?f91)"/><draw:equation draw:name="f111" draw:formula="if(?f74, ?f60, ?f92)"/><draw:equation draw:name="f112" draw:formula="if(?f74, ?f59, ?f93)"/><draw:equation draw:name="f113" draw:formula="if(?f74, ?f60, ?f94)"/><draw:equation draw:name="f114" draw:formula="if(?f74, ?f91, ?f107)"/><draw:equation draw:name="f115" draw:formula="if(?f74, ?f92, ?f109)"/><draw:equation draw:name="f116" draw:formula="if(?f74, ?f93, ?f107)"/><draw:equation draw:name="f117" draw:formula="if(?f74, ?f94, ?f109)"/></draw:enhanced-geometry></draw:custom-shape><draw:connector draw:type="line" svg:x1="5.9736in" svg:y1="0.26877in" svg:x2="6.20415in" svg:y2="0.0028in" draw:z-index="251658240" draw:id="id3" draw:style-name="a3" draw:name="Shape9" text:anchor-type="paragraph"><svg:title/><svg:desc/></draw:connector>- Draw most unbalanced tree of height 3 that you can that is AVL</text:p>
      <text:p text:style-name="Standard"><draw:custom-shape svg:x="6.4472in" svg:y="0.0209in" svg:width="0.37153in" svg:height="0.35069in" draw:z-index="15" draw:id="id4" draw:style-name="a4" draw:name="Shape2" text:anchor-type="paragraph"><svg:title/><svg:desc/><text:p text:style-name="Normal"/><draw:enhanced-geometry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5419351 / 1725033"/><draw:equation draw:name="f9" draw:formula="180"/><draw:equation draw:name="f10" draw:formula="?f7 / 21600"/><draw:equation draw:name="f11" draw:formula="?f6 / 21600"/><draw:equation draw:name="f12" draw:formula="10800 * 10800"/><draw:equation draw:name="f13" draw:formula="0"/><draw:equation draw:name="f14" draw:formula="0 - 360"/><draw:equation draw:name="f15" draw:formula="10800"/><draw:equation draw:name="f16" draw:formula="0 * ?f8"/><draw:equation draw:name="f17" draw:formula="?f13 * ?f0"/><draw:equation draw:name="f18" draw:formula="?f14 * ?f0"/><draw:equation draw:name="f19" draw:formula="3163 * ?f10"/><draw:equation draw:name="f20" draw:formula="18437 * ?f10"/><draw:equation draw:name="f21" draw:formula="18437 * ?f11"/><draw:equation draw:name="f22" draw:formula="3163 * ?f11"/><draw:equation draw:name="f23" draw:formula="?f16 / ?f9"/><draw:equation draw:name="f24" draw:formula="?f17 / ?f9"/><draw:equation draw:name="f25" draw:formula="?f18 / ?f9"/><draw:equation draw:name="f26" draw:formula="10800 * ?f10"/><draw:equation draw:name="f27" draw:formula="0 * ?f11"/><draw:equation draw:name="f28" draw:formula="0 * ?f10"/><draw:equation draw:name="f29" draw:formula="10800 * ?f11"/><draw:equation draw:name="f30" draw:formula="21600 * ?f11"/><draw:equation draw:name="f31" draw:formula="21600 * ?f10"/><draw:equation draw:name="f32" draw:formula="0 - ?f23"/><draw:equation draw:name="f33" draw:formula="?f24 - ?f1"/><draw:equation draw:name="f34" draw:formula="?f25 - ?f1"/><draw:equation draw:name="f35" draw:formula="?f32 * ?f0"/><draw:equation draw:name="f36" draw:formula="?f34 - ?f33"/><draw:equation draw:name="f37" draw:formula="?f35 / ?f8"/><draw:equation draw:name="f38" draw:formula="?f37 - ?f1"/><draw:equation draw:name="f39" draw:formula="?f38 + ?f1"/><draw:equation draw:name="f40" draw:formula="?f39 * ?f8 / ?f0"/><draw:equation draw:name="f41" draw:formula="0 - ?f40"/><draw:equation draw:name="f42" draw:formula="sin(?f41)"/><draw:equation draw:name="f43" draw:formula="0 - ?f42"/><draw:equation draw:name="f44" draw:formula="?f43"/><draw:equation draw:name="f45" draw:formula="cos(?f41)"/><draw:equation draw:name="f46" draw:formula="0 - ?f45"/><draw:equation draw:name="f47" draw:formula="?f46"/><draw:equation draw:name="f48" draw:formula="0 - ?f44"/><draw:equation draw:name="f49" draw:formula="0 - ?f47"/><draw:equation draw:name="f50" draw:formula="10800 * ?f48"/><draw:equation draw:name="f51" draw:formula="10800 * ?f49"/><draw:equation draw:name="f52" draw:formula="?f50 * ?f50"/><draw:equation draw:name="f53" draw:formula="?f51 * ?f51"/><draw:equation draw:name="f54" draw:formula="?f52 + ?f53"/><draw:equation draw:name="f55" draw:formula="sqrt(?f54)"/><draw:equation draw:name="f56" draw:formula="?f12 / ?f55"/><draw:equation draw:name="f57" draw:formula="?f48 * ?f56"/><draw:equation draw:name="f58" draw:formula="?f49 * ?f56"/><draw:equation draw:name="f59" draw:formula="10800 - ?f57"/><draw:equation draw:name="f60" draw:formula="10800 - ?f58"/><draw:equation draw:name="f61" draw:formula="?f26 / ?f10"/><draw:equation draw:name="f62" draw:formula="?f27 / ?f11"/><draw:equation draw:name="f63" draw:formula="?f19 / ?f10"/><draw:equation draw:name="f64" draw:formula="?f22 / ?f11"/><draw:equation draw:name="f65" draw:formula="?f28 / ?f10"/><draw:equation draw:name="f66" draw:formula="?f29 / ?f11"/><draw:equation draw:name="f67" draw:formula="?f21 / ?f11"/><draw:equation draw:name="f68" draw:formula="?f30 / ?f11"/><draw:equation draw:name="f69" draw:formula="?f20 / ?f10"/><draw:equation draw:name="f70" draw:formula="?f31 / ?f10"/><draw:equation draw:name="f71" draw:formula="21550000 - ?f36"/><draw:equation draw:name="f72" draw:formula="if(?f71, ?f36, 21550000)"/><draw:equation draw:name="f73" draw:formula="-21550000 - ?f72"/><draw:equation draw:name="f74" draw:formula="if(?f73, -21550000, ?f72)"/><draw:equation draw:name="f75" draw:formula="?f33 + ?f74"/><draw:equation draw:name="f76" draw:formula="?f33 + ?f1"/><draw:equation draw:name="f77" draw:formula="?f76 * ?f8 / ?f0"/><draw:equation draw:name="f78" draw:formula="0 - ?f77"/><draw:equation draw:name="f79" draw:formula="cos(?f78)"/><draw:equation draw:name="f80" draw:formula="0 - ?f79"/><draw:equation draw:name="f81" draw:formula="?f80 * ?f15"/><draw:equation draw:name="f82" draw:formula="sin(?f78)"/><draw:equation draw:name="f83" draw:formula="0 - ?f82"/><draw:equation draw:name="f84" draw:formula="?f83 * ?f15"/><draw:equation draw:name="f85" draw:formula="sqrt(?f81 * ?f81 + ?f84 * ?f84 + 0 * 0)"/><draw:equation draw:name="f86" draw:formula="?f15 * ?f15 / ?f85"/><draw:equation draw:name="f87" draw:formula="?f83 * ?f86"/><draw:equation draw:name="f88" draw:formula="?f59 - ?f87"/><draw:equation draw:name="f89" draw:formula="?f80 * ?f86"/><draw:equation draw:name="f90" draw:formula="?f60 - ?f89"/><draw:equation draw:name="f91" draw:formula="?f88 - ?f15"/><draw:equation draw:name="f92" draw:formula="?f90 - ?f15"/><draw:equation draw:name="f93" draw:formula="?f88 + ?f15"/><draw:equation draw:name="f94" draw:formula="?f90 + ?f15"/><draw:equation draw:name="f95" draw:formula="?f75 + ?f1"/><draw:equation draw:name="f96" draw:formula="?f95 * ?f8 / ?f0"/><draw:equation draw:name="f97" draw:formula="0 - ?f96"/><draw:equation draw:name="f98" draw:formula="cos(?f97)"/><draw:equation draw:name="f99" draw:formula="0 - ?f98"/><draw:equation draw:name="f100" draw:formula="?f99 * ?f15"/><draw:equation draw:name="f101" draw:formula="sin(?f97)"/><draw:equation draw:name="f102" draw:formula="0 - ?f101"/><draw:equation draw:name="f103" draw:formula="?f102 * ?f15"/><draw:equation draw:name="f104" draw:formula="sqrt(?f100 * ?f100 + ?f103 * ?f103 + 0 * 0)"/><draw:equation draw:name="f105" draw:formula="?f15 * ?f15 / ?f104"/><draw:equation draw:name="f106" draw:formula="?f102 * ?f105"/><draw:equation draw:name="f107" draw:formula="?f88 + ?f106"/><draw:equation draw:name="f108" draw:formula="?f99 * ?f105"/><draw:equation draw:name="f109" draw:formula="?f90 + ?f108"/><draw:equation draw:name="f110" draw:formula="if(?f74, ?f59, ?f91)"/><draw:equation draw:name="f111" draw:formula="if(?f74, ?f60, ?f92)"/><draw:equation draw:name="f112" draw:formula="if(?f74, ?f59, ?f93)"/><draw:equation draw:name="f113" draw:formula="if(?f74, ?f60, ?f94)"/><draw:equation draw:name="f114" draw:formula="if(?f74, ?f91, ?f107)"/><draw:equation draw:name="f115" draw:formula="if(?f74, ?f92, ?f109)"/><draw:equation draw:name="f116" draw:formula="if(?f74, ?f93, ?f107)"/><draw:equation draw:name="f117" draw:formula="if(?f74, ?f94, ?f109)"/></draw:enhanced-geometry></draw:custom-shape><draw:custom-shape svg:x="6.7972in" svg:y="0.5138in" svg:width="0.37153in" svg:height="0.35in" draw:z-index="17" draw:id="id5" draw:style-name="a5" draw:name="Shape4" text:anchor-type="paragraph"><svg:title/><svg:desc/><text:p text:style-name="Normal"/><draw:enhanced-geometry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5419351 / 1725033"/><draw:equation draw:name="f9" draw:formula="180"/><draw:equation draw:name="f10" draw:formula="?f7 / 21600"/><draw:equation draw:name="f11" draw:formula="?f6 / 21600"/><draw:equation draw:name="f12" draw:formula="10800 * 10800"/><draw:equation draw:name="f13" draw:formula="0"/><draw:equation draw:name="f14" draw:formula="0 - 360"/><draw:equation draw:name="f15" draw:formula="10800"/><draw:equation draw:name="f16" draw:formula="0 * ?f8"/><draw:equation draw:name="f17" draw:formula="?f13 * ?f0"/><draw:equation draw:name="f18" draw:formula="?f14 * ?f0"/><draw:equation draw:name="f19" draw:formula="3163 * ?f10"/><draw:equation draw:name="f20" draw:formula="18437 * ?f10"/><draw:equation draw:name="f21" draw:formula="18437 * ?f11"/><draw:equation draw:name="f22" draw:formula="3163 * ?f11"/><draw:equation draw:name="f23" draw:formula="?f16 / ?f9"/><draw:equation draw:name="f24" draw:formula="?f17 / ?f9"/><draw:equation draw:name="f25" draw:formula="?f18 / ?f9"/><draw:equation draw:name="f26" draw:formula="10800 * ?f10"/><draw:equation draw:name="f27" draw:formula="0 * ?f11"/><draw:equation draw:name="f28" draw:formula="0 * ?f10"/><draw:equation draw:name="f29" draw:formula="10800 * ?f11"/><draw:equation draw:name="f30" draw:formula="21600 * ?f11"/><draw:equation draw:name="f31" draw:formula="21600 * ?f10"/><draw:equation draw:name="f32" draw:formula="0 - ?f23"/><draw:equation draw:name="f33" draw:formula="?f24 - ?f1"/><draw:equation draw:name="f34" draw:formula="?f25 - ?f1"/><draw:equation draw:name="f35" draw:formula="?f32 * ?f0"/><draw:equation draw:name="f36" draw:formula="?f34 - ?f33"/><draw:equation draw:name="f37" draw:formula="?f35 / ?f8"/><draw:equation draw:name="f38" draw:formula="?f37 - ?f1"/><draw:equation draw:name="f39" draw:formula="?f38 + ?f1"/><draw:equation draw:name="f40" draw:formula="?f39 * ?f8 / ?f0"/><draw:equation draw:name="f41" draw:formula="0 - ?f40"/><draw:equation draw:name="f42" draw:formula="sin(?f41)"/><draw:equation draw:name="f43" draw:formula="0 - ?f42"/><draw:equation draw:name="f44" draw:formula="?f43"/><draw:equation draw:name="f45" draw:formula="cos(?f41)"/><draw:equation draw:name="f46" draw:formula="0 - ?f45"/><draw:equation draw:name="f47" draw:formula="?f46"/><draw:equation draw:name="f48" draw:formula="0 - ?f44"/><draw:equation draw:name="f49" draw:formula="0 - ?f47"/><draw:equation draw:name="f50" draw:formula="10800 * ?f48"/><draw:equation draw:name="f51" draw:formula="10800 * ?f49"/><draw:equation draw:name="f52" draw:formula="?f50 * ?f50"/><draw:equation draw:name="f53" draw:formula="?f51 * ?f51"/><draw:equation draw:name="f54" draw:formula="?f52 + ?f53"/><draw:equation draw:name="f55" draw:formula="sqrt(?f54)"/><draw:equation draw:name="f56" draw:formula="?f12 / ?f55"/><draw:equation draw:name="f57" draw:formula="?f48 * ?f56"/><draw:equation draw:name="f58" draw:formula="?f49 * ?f56"/><draw:equation draw:name="f59" draw:formula="10800 - ?f57"/><draw:equation draw:name="f60" draw:formula="10800 - ?f58"/><draw:equation draw:name="f61" draw:formula="?f26 / ?f10"/><draw:equation draw:name="f62" draw:formula="?f27 / ?f11"/><draw:equation draw:name="f63" draw:formula="?f19 / ?f10"/><draw:equation draw:name="f64" draw:formula="?f22 / ?f11"/><draw:equation draw:name="f65" draw:formula="?f28 / ?f10"/><draw:equation draw:name="f66" draw:formula="?f29 / ?f11"/><draw:equation draw:name="f67" draw:formula="?f21 / ?f11"/><draw:equation draw:name="f68" draw:formula="?f30 / ?f11"/><draw:equation draw:name="f69" draw:formula="?f20 / ?f10"/><draw:equation draw:name="f70" draw:formula="?f31 / ?f10"/><draw:equation draw:name="f71" draw:formula="21550000 - ?f36"/><draw:equation draw:name="f72" draw:formula="if(?f71, ?f36, 21550000)"/><draw:equation draw:name="f73" draw:formula="-21550000 - ?f72"/><draw:equation draw:name="f74" draw:formula="if(?f73, -21550000, ?f72)"/><draw:equation draw:name="f75" draw:formula="?f33 + ?f74"/><draw:equation draw:name="f76" draw:formula="?f33 + ?f1"/><draw:equation draw:name="f77" draw:formula="?f76 * ?f8 / ?f0"/><draw:equation draw:name="f78" draw:formula="0 - ?f77"/><draw:equation draw:name="f79" draw:formula="cos(?f78)"/><draw:equation draw:name="f80" draw:formula="0 - ?f79"/><draw:equation draw:name="f81" draw:formula="?f80 * ?f15"/><draw:equation draw:name="f82" draw:formula="sin(?f78)"/><draw:equation draw:name="f83" draw:formula="0 - ?f82"/><draw:equation draw:name="f84" draw:formula="?f83 * ?f15"/><draw:equation draw:name="f85" draw:formula="sqrt(?f81 * ?f81 + ?f84 * ?f84 + 0 * 0)"/><draw:equation draw:name="f86" draw:formula="?f15 * ?f15 / ?f85"/><draw:equation draw:name="f87" draw:formula="?f83 * ?f86"/><draw:equation draw:name="f88" draw:formula="?f59 - ?f87"/><draw:equation draw:name="f89" draw:formula="?f80 * ?f86"/><draw:equation draw:name="f90" draw:formula="?f60 - ?f89"/><draw:equation draw:name="f91" draw:formula="?f88 - ?f15"/><draw:equation draw:name="f92" draw:formula="?f90 - ?f15"/><draw:equation draw:name="f93" draw:formula="?f88 + ?f15"/><draw:equation draw:name="f94" draw:formula="?f90 + ?f15"/><draw:equation draw:name="f95" draw:formula="?f75 + ?f1"/><draw:equation draw:name="f96" draw:formula="?f95 * ?f8 / ?f0"/><draw:equation draw:name="f97" draw:formula="0 - ?f96"/><draw:equation draw:name="f98" draw:formula="cos(?f97)"/><draw:equation draw:name="f99" draw:formula="0 - ?f98"/><draw:equation draw:name="f100" draw:formula="?f99 * ?f15"/><draw:equation draw:name="f101" draw:formula="sin(?f97)"/><draw:equation draw:name="f102" draw:formula="0 - ?f101"/><draw:equation draw:name="f103" draw:formula="?f102 * ?f15"/><draw:equation draw:name="f104" draw:formula="sqrt(?f100 * ?f100 + ?f103 * ?f103 + 0 * 0)"/><draw:equation draw:name="f105" draw:formula="?f15 * ?f15 / ?f104"/><draw:equation draw:name="f106" draw:formula="?f102 * ?f105"/><draw:equation draw:name="f107" draw:formula="?f88 + ?f106"/><draw:equation draw:name="f108" draw:formula="?f99 * ?f105"/><draw:equation draw:name="f109" draw:formula="?f90 + ?f108"/><draw:equation draw:name="f110" draw:formula="if(?f74, ?f59, ?f91)"/><draw:equation draw:name="f111" draw:formula="if(?f74, ?f60, ?f92)"/><draw:equation draw:name="f112" draw:formula="if(?f74, ?f59, ?f93)"/><draw:equation draw:name="f113" draw:formula="if(?f74, ?f60, ?f94)"/><draw:equation draw:name="f114" draw:formula="if(?f74, ?f91, ?f107)"/><draw:equation draw:name="f115" draw:formula="if(?f74, ?f92, ?f109)"/><draw:equation draw:name="f116" draw:formula="if(?f74, ?f93, ?f107)"/><draw:equation draw:name="f117" draw:formula="if(?f74, ?f94, ?f109)"/></draw:enhanced-geometry></draw:custom-shape><draw:custom-shape svg:x="6.2602in" svg:y="0.5272in" svg:width="0.33611in" svg:height="0.31667in" draw:z-index="18" draw:id="id6" draw:style-name="a6" draw:name="Shape5" text:anchor-type="paragraph"><svg:title/><svg:desc/><text:p text:style-name="Normal"/><draw:enhanced-geometry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5419351 / 1725033"/><draw:equation draw:name="f9" draw:formula="180"/><draw:equation draw:name="f10" draw:formula="?f7 / 21600"/><draw:equation draw:name="f11" draw:formula="?f6 / 21600"/><draw:equation draw:name="f12" draw:formula="10800 * 10800"/><draw:equation draw:name="f13" draw:formula="0"/><draw:equation draw:name="f14" draw:formula="0 - 360"/><draw:equation draw:name="f15" draw:formula="10800"/><draw:equation draw:name="f16" draw:formula="0 * ?f8"/><draw:equation draw:name="f17" draw:formula="?f13 * ?f0"/><draw:equation draw:name="f18" draw:formula="?f14 * ?f0"/><draw:equation draw:name="f19" draw:formula="3163 * ?f10"/><draw:equation draw:name="f20" draw:formula="18437 * ?f10"/><draw:equation draw:name="f21" draw:formula="18437 * ?f11"/><draw:equation draw:name="f22" draw:formula="3163 * ?f11"/><draw:equation draw:name="f23" draw:formula="?f16 / ?f9"/><draw:equation draw:name="f24" draw:formula="?f17 / ?f9"/><draw:equation draw:name="f25" draw:formula="?f18 / ?f9"/><draw:equation draw:name="f26" draw:formula="10800 * ?f10"/><draw:equation draw:name="f27" draw:formula="0 * ?f11"/><draw:equation draw:name="f28" draw:formula="0 * ?f10"/><draw:equation draw:name="f29" draw:formula="10800 * ?f11"/><draw:equation draw:name="f30" draw:formula="21600 * ?f11"/><draw:equation draw:name="f31" draw:formula="21600 * ?f10"/><draw:equation draw:name="f32" draw:formula="0 - ?f23"/><draw:equation draw:name="f33" draw:formula="?f24 - ?f1"/><draw:equation draw:name="f34" draw:formula="?f25 - ?f1"/><draw:equation draw:name="f35" draw:formula="?f32 * ?f0"/><draw:equation draw:name="f36" draw:formula="?f34 - ?f33"/><draw:equation draw:name="f37" draw:formula="?f35 / ?f8"/><draw:equation draw:name="f38" draw:formula="?f37 - ?f1"/><draw:equation draw:name="f39" draw:formula="?f38 + ?f1"/><draw:equation draw:name="f40" draw:formula="?f39 * ?f8 / ?f0"/><draw:equation draw:name="f41" draw:formula="0 - ?f40"/><draw:equation draw:name="f42" draw:formula="sin(?f41)"/><draw:equation draw:name="f43" draw:formula="0 - ?f42"/><draw:equation draw:name="f44" draw:formula="?f43"/><draw:equation draw:name="f45" draw:formula="cos(?f41)"/><draw:equation draw:name="f46" draw:formula="0 - ?f45"/><draw:equation draw:name="f47" draw:formula="?f46"/><draw:equation draw:name="f48" draw:formula="0 - ?f44"/><draw:equation draw:name="f49" draw:formula="0 - ?f47"/><draw:equation draw:name="f50" draw:formula="10800 * ?f48"/><draw:equation draw:name="f51" draw:formula="10800 * ?f49"/><draw:equation draw:name="f52" draw:formula="?f50 * ?f50"/><draw:equation draw:name="f53" draw:formula="?f51 * ?f51"/><draw:equation draw:name="f54" draw:formula="?f52 + ?f53"/><draw:equation draw:name="f55" draw:formula="sqrt(?f54)"/><draw:equation draw:name="f56" draw:formula="?f12 / ?f55"/><draw:equation draw:name="f57" draw:formula="?f48 * ?f56"/><draw:equation draw:name="f58" draw:formula="?f49 * ?f56"/><draw:equation draw:name="f59" draw:formula="10800 - ?f57"/><draw:equation draw:name="f60" draw:formula="10800 - ?f58"/><draw:equation draw:name="f61" draw:formula="?f26 / ?f10"/><draw:equation draw:name="f62" draw:formula="?f27 / ?f11"/><draw:equation draw:name="f63" draw:formula="?f19 / ?f10"/><draw:equation draw:name="f64" draw:formula="?f22 / ?f11"/><draw:equation draw:name="f65" draw:formula="?f28 / ?f10"/><draw:equation draw:name="f66" draw:formula="?f29 / ?f11"/><draw:equation draw:name="f67" draw:formula="?f21 / ?f11"/><draw:equation draw:name="f68" draw:formula="?f30 / ?f11"/><draw:equation draw:name="f69" draw:formula="?f20 / ?f10"/><draw:equation draw:name="f70" draw:formula="?f31 / ?f10"/><draw:equation draw:name="f71" draw:formula="21550000 - ?f36"/><draw:equation draw:name="f72" draw:formula="if(?f71, ?f36, 21550000)"/><draw:equation draw:name="f73" draw:formula="-21550000 - ?f72"/><draw:equation draw:name="f74" draw:formula="if(?f73, -21550000, ?f72)"/><draw:equation draw:name="f75" draw:formula="?f33 + ?f74"/><draw:equation draw:name="f76" draw:formula="?f33 + ?f1"/><draw:equation draw:name="f77" draw:formula="?f76 * ?f8 / ?f0"/><draw:equation draw:name="f78" draw:formula="0 - ?f77"/><draw:equation draw:name="f79" draw:formula="cos(?f78)"/><draw:equation draw:name="f80" draw:formula="0 - ?f79"/><draw:equation draw:name="f81" draw:formula="?f80 * ?f15"/><draw:equation draw:name="f82" draw:formula="sin(?f78)"/><draw:equation draw:name="f83" draw:formula="0 - ?f82"/><draw:equation draw:name="f84" draw:formula="?f83 * ?f15"/><draw:equation draw:name="f85" draw:formula="sqrt(?f81 * ?f81 + ?f84 * ?f84 + 0 * 0)"/><draw:equation draw:name="f86" draw:formula="?f15 * ?f15 / ?f85"/><draw:equation draw:name="f87" draw:formula="?f83 * ?f86"/><draw:equation draw:name="f88" draw:formula="?f59 - ?f87"/><draw:equation draw:name="f89" draw:formula="?f80 * ?f86"/><draw:equation draw:name="f90" draw:formula="?f60 - ?f89"/><draw:equation draw:name="f91" draw:formula="?f88 - ?f15"/><draw:equation draw:name="f92" draw:formula="?f90 - ?f15"/><draw:equation draw:name="f93" draw:formula="?f88 + ?f15"/><draw:equation draw:name="f94" draw:formula="?f90 + ?f15"/><draw:equation draw:name="f95" draw:formula="?f75 + ?f1"/><draw:equation draw:name="f96" draw:formula="?f95 * ?f8 / ?f0"/><draw:equation draw:name="f97" draw:formula="0 - ?f96"/><draw:equation draw:name="f98" draw:formula="cos(?f97)"/><draw:equation draw:name="f99" draw:formula="0 - ?f98"/><draw:equation draw:name="f100" draw:formula="?f99 * ?f15"/><draw:equation draw:name="f101" draw:formula="sin(?f97)"/><draw:equation draw:name="f102" draw:formula="0 - ?f101"/><draw:equation draw:name="f103" draw:formula="?f102 * ?f15"/><draw:equation draw:name="f104" draw:formula="sqrt(?f100 * ?f100 + ?f103 * ?f103 + 0 * 0)"/><draw:equation draw:name="f105" draw:formula="?f15 * ?f15 / ?f104"/><draw:equation draw:name="f106" draw:formula="?f102 * ?f105"/><draw:equation draw:name="f107" draw:formula="?f88 + ?f106"/><draw:equation draw:name="f108" draw:formula="?f99 * ?f105"/><draw:equation draw:name="f109" draw:formula="?f90 + ?f108"/><draw:equation draw:name="f110" draw:formula="if(?f74, ?f59, ?f91)"/><draw:equation draw:name="f111" draw:formula="if(?f74, ?f60, ?f92)"/><draw:equation draw:name="f112" draw:formula="if(?f74, ?f59, ?f93)"/><draw:equation draw:name="f113" draw:formula="if(?f74, ?f60, ?f94)"/><draw:equation draw:name="f114" draw:formula="if(?f74, ?f91, ?f107)"/><draw:equation draw:name="f115" draw:formula="if(?f74, ?f92, ?f109)"/><draw:equation draw:name="f116" draw:formula="if(?f74, ?f93, ?f107)"/><draw:equation draw:name="f117" draw:formula="if(?f74, ?f94, ?f109)"/></draw:enhanced-geometry></draw:custom-shape><draw:custom-shape svg:x="7.1626in" svg:y="0.9917in" svg:width="0.29306in" svg:height="0.27639in" draw:z-index="19" draw:id="id7" draw:style-name="a7" draw:name="Shape6" text:anchor-type="paragraph"><svg:title/><svg:desc/><text:p text:style-name="Normal"/><draw:enhanced-geometry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5419351 / 1725033"/><draw:equation draw:name="f9" draw:formula="180"/><draw:equation draw:name="f10" draw:formula="?f7 / 21600"/><draw:equation draw:name="f11" draw:formula="?f6 / 21600"/><draw:equation draw:name="f12" draw:formula="10800 * 10800"/><draw:equation draw:name="f13" draw:formula="0"/><draw:equation draw:name="f14" draw:formula="0 - 360"/><draw:equation draw:name="f15" draw:formula="10800"/><draw:equation draw:name="f16" draw:formula="0 * ?f8"/><draw:equation draw:name="f17" draw:formula="?f13 * ?f0"/><draw:equation draw:name="f18" draw:formula="?f14 * ?f0"/><draw:equation draw:name="f19" draw:formula="3163 * ?f10"/><draw:equation draw:name="f20" draw:formula="18437 * ?f10"/><draw:equation draw:name="f21" draw:formula="18437 * ?f11"/><draw:equation draw:name="f22" draw:formula="3163 * ?f11"/><draw:equation draw:name="f23" draw:formula="?f16 / ?f9"/><draw:equation draw:name="f24" draw:formula="?f17 / ?f9"/><draw:equation draw:name="f25" draw:formula="?f18 / ?f9"/><draw:equation draw:name="f26" draw:formula="10800 * ?f10"/><draw:equation draw:name="f27" draw:formula="0 * ?f11"/><draw:equation draw:name="f28" draw:formula="0 * ?f10"/><draw:equation draw:name="f29" draw:formula="10800 * ?f11"/><draw:equation draw:name="f30" draw:formula="21600 * ?f11"/><draw:equation draw:name="f31" draw:formula="21600 * ?f10"/><draw:equation draw:name="f32" draw:formula="0 - ?f23"/><draw:equation draw:name="f33" draw:formula="?f24 - ?f1"/><draw:equation draw:name="f34" draw:formula="?f25 - ?f1"/><draw:equation draw:name="f35" draw:formula="?f32 * ?f0"/><draw:equation draw:name="f36" draw:formula="?f34 - ?f33"/><draw:equation draw:name="f37" draw:formula="?f35 / ?f8"/><draw:equation draw:name="f38" draw:formula="?f37 - ?f1"/><draw:equation draw:name="f39" draw:formula="?f38 + ?f1"/><draw:equation draw:name="f40" draw:formula="?f39 * ?f8 / ?f0"/><draw:equation draw:name="f41" draw:formula="0 - ?f40"/><draw:equation draw:name="f42" draw:formula="sin(?f41)"/><draw:equation draw:name="f43" draw:formula="0 - ?f42"/><draw:equation draw:name="f44" draw:formula="?f43"/><draw:equation draw:name="f45" draw:formula="cos(?f41)"/><draw:equation draw:name="f46" draw:formula="0 - ?f45"/><draw:equation draw:name="f47" draw:formula="?f46"/><draw:equation draw:name="f48" draw:formula="0 - ?f44"/><draw:equation draw:name="f49" draw:formula="0 - ?f47"/><draw:equation draw:name="f50" draw:formula="10800 * ?f48"/><draw:equation draw:name="f51" draw:formula="10800 * ?f49"/><draw:equation draw:name="f52" draw:formula="?f50 * ?f50"/><draw:equation draw:name="f53" draw:formula="?f51 * ?f51"/><draw:equation draw:name="f54" draw:formula="?f52 + ?f53"/><draw:equation draw:name="f55" draw:formula="sqrt(?f54)"/><draw:equation draw:name="f56" draw:formula="?f12 / ?f55"/><draw:equation draw:name="f57" draw:formula="?f48 * ?f56"/><draw:equation draw:name="f58" draw:formula="?f49 * ?f56"/><draw:equation draw:name="f59" draw:formula="10800 - ?f57"/><draw:equation draw:name="f60" draw:formula="10800 - ?f58"/><draw:equation draw:name="f61" draw:formula="?f26 / ?f10"/><draw:equation draw:name="f62" draw:formula="?f27 / ?f11"/><draw:equation draw:name="f63" draw:formula="?f19 / ?f10"/><draw:equation draw:name="f64" draw:formula="?f22 / ?f11"/><draw:equation draw:name="f65" draw:formula="?f28 / ?f10"/><draw:equation draw:name="f66" draw:formula="?f29 / ?f11"/><draw:equation draw:name="f67" draw:formula="?f21 / ?f11"/><draw:equation draw:name="f68" draw:formula="?f30 / ?f11"/><draw:equation draw:name="f69" draw:formula="?f20 / ?f10"/><draw:equation draw:name="f70" draw:formula="?f31 / ?f10"/><draw:equation draw:name="f71" draw:formula="21550000 - ?f36"/><draw:equation draw:name="f72" draw:formula="if(?f71, ?f36, 21550000)"/><draw:equation draw:name="f73" draw:formula="-21550000 - ?f72"/><draw:equation draw:name="f74" draw:formula="if(?f73, -21550000, ?f72)"/><draw:equation draw:name="f75" draw:formula="?f33 + ?f74"/><draw:equation draw:name="f76" draw:formula="?f33 + ?f1"/><draw:equation draw:name="f77" draw:formula="?f76 * ?f8 / ?f0"/><draw:equation draw:name="f78" draw:formula="0 - ?f77"/><draw:equation draw:name="f79" draw:formula="cos(?f78)"/><draw:equation draw:name="f80" draw:formula="0 - ?f79"/><draw:equation draw:name="f81" draw:formula="?f80 * ?f15"/><draw:equation draw:name="f82" draw:formula="sin(?f78)"/><draw:equation draw:name="f83" draw:formula="0 - ?f82"/><draw:equation draw:name="f84" draw:formula="?f83 * ?f15"/><draw:equation draw:name="f85" draw:formula="sqrt(?f81 * ?f81 + ?f84 * ?f84 + 0 * 0)"/><draw:equation draw:name="f86" draw:formula="?f15 * ?f15 / ?f85"/><draw:equation draw:name="f87" draw:formula="?f83 * ?f86"/><draw:equation draw:name="f88" draw:formula="?f59 - ?f87"/><draw:equation draw:name="f89" draw:formula="?f80 * ?f86"/><draw:equation draw:name="f90" draw:formula="?f60 - ?f89"/><draw:equation draw:name="f91" draw:formula="?f88 - ?f15"/><draw:equation draw:name="f92" draw:formula="?f90 - ?f15"/><draw:equation draw:name="f93" draw:formula="?f88 + ?f15"/><draw:equation draw:name="f94" draw:formula="?f90 + ?f15"/><draw:equation draw:name="f95" draw:formula="?f75 + ?f1"/><draw:equation draw:name="f96" draw:formula="?f95 * ?f8 / ?f0"/><draw:equation draw:name="f97" draw:formula="0 - ?f96"/><draw:equation draw:name="f98" draw:formula="cos(?f97)"/><draw:equation draw:name="f99" draw:formula="0 - ?f98"/><draw:equation draw:name="f100" draw:formula="?f99 * ?f15"/><draw:equation draw:name="f101" draw:formula="sin(?f97)"/><draw:equation draw:name="f102" draw:formula="0 - ?f101"/><draw:equation draw:name="f103" draw:formula="?f102 * ?f15"/><draw:equation draw:name="f104" draw:formula="sqrt(?f100 * ?f100 + ?f103 * ?f103 + 0 * 0)"/><draw:equation draw:name="f105" draw:formula="?f15 * ?f15 / ?f104"/><draw:equation draw:name="f106" draw:formula="?f102 * ?f105"/><draw:equation draw:name="f107" draw:formula="?f88 + ?f106"/><draw:equation draw:name="f108" draw:formula="?f99 * ?f105"/><draw:equation draw:name="f109" draw:formula="?f90 + ?f108"/><draw:equation draw:name="f110" draw:formula="if(?f74, ?f59, ?f91)"/><draw:equation draw:name="f111" draw:formula="if(?f74, ?f60, ?f92)"/><draw:equation draw:name="f112" draw:formula="if(?f74, ?f59, ?f93)"/><draw:equation draw:name="f113" draw:formula="if(?f74, ?f60, ?f94)"/><draw:equation draw:name="f114" draw:formula="if(?f74, ?f91, ?f107)"/><draw:equation draw:name="f115" draw:formula="if(?f74, ?f92, ?f109)"/><draw:equation draw:name="f116" draw:formula="if(?f74, ?f93, ?f107)"/><draw:equation draw:name="f117" draw:formula="if(?f74, ?f94, ?f109)"/></draw:enhanced-geometry></draw:custom-shape><draw:custom-shape svg:x="5.5209in" svg:y="0.4146in" svg:width="0.32847in" svg:height="0.29653in" draw:z-index="20" draw:id="id8" draw:style-name="a8" draw:name="Shape7" text:anchor-type="paragraph"><svg:title/><svg:desc/><text:p text:style-name="Normal"/><draw:enhanced-geometry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5419351 / 1725033"/><draw:equation draw:name="f9" draw:formula="180"/><draw:equation draw:name="f10" draw:formula="?f7 / 21600"/><draw:equation draw:name="f11" draw:formula="?f6 / 21600"/><draw:equation draw:name="f12" draw:formula="10800 * 10800"/><draw:equation draw:name="f13" draw:formula="0"/><draw:equation draw:name="f14" draw:formula="0 - 360"/><draw:equation draw:name="f15" draw:formula="10800"/><draw:equation draw:name="f16" draw:formula="0 * ?f8"/><draw:equation draw:name="f17" draw:formula="?f13 * ?f0"/><draw:equation draw:name="f18" draw:formula="?f14 * ?f0"/><draw:equation draw:name="f19" draw:formula="3163 * ?f10"/><draw:equation draw:name="f20" draw:formula="18437 * ?f10"/><draw:equation draw:name="f21" draw:formula="18437 * ?f11"/><draw:equation draw:name="f22" draw:formula="3163 * ?f11"/><draw:equation draw:name="f23" draw:formula="?f16 / ?f9"/><draw:equation draw:name="f24" draw:formula="?f17 / ?f9"/><draw:equation draw:name="f25" draw:formula="?f18 / ?f9"/><draw:equation draw:name="f26" draw:formula="10800 * ?f10"/><draw:equation draw:name="f27" draw:formula="0 * ?f11"/><draw:equation draw:name="f28" draw:formula="0 * ?f10"/><draw:equation draw:name="f29" draw:formula="10800 * ?f11"/><draw:equation draw:name="f30" draw:formula="21600 * ?f11"/><draw:equation draw:name="f31" draw:formula="21600 * ?f10"/><draw:equation draw:name="f32" draw:formula="0 - ?f23"/><draw:equation draw:name="f33" draw:formula="?f24 - ?f1"/><draw:equation draw:name="f34" draw:formula="?f25 - ?f1"/><draw:equation draw:name="f35" draw:formula="?f32 * ?f0"/><draw:equation draw:name="f36" draw:formula="?f34 - ?f33"/><draw:equation draw:name="f37" draw:formula="?f35 / ?f8"/><draw:equation draw:name="f38" draw:formula="?f37 - ?f1"/><draw:equation draw:name="f39" draw:formula="?f38 + ?f1"/><draw:equation draw:name="f40" draw:formula="?f39 * ?f8 / ?f0"/><draw:equation draw:name="f41" draw:formula="0 - ?f40"/><draw:equation draw:name="f42" draw:formula="sin(?f41)"/><draw:equation draw:name="f43" draw:formula="0 - ?f42"/><draw:equation draw:name="f44" draw:formula="?f43"/><draw:equation draw:name="f45" draw:formula="cos(?f41)"/><draw:equation draw:name="f46" draw:formula="0 - ?f45"/><draw:equation draw:name="f47" draw:formula="?f46"/><draw:equation draw:name="f48" draw:formula="0 - ?f44"/><draw:equation draw:name="f49" draw:formula="0 - ?f47"/><draw:equation draw:name="f50" draw:formula="10800 * ?f48"/><draw:equation draw:name="f51" draw:formula="10800 * ?f49"/><draw:equation draw:name="f52" draw:formula="?f50 * ?f50"/><draw:equation draw:name="f53" draw:formula="?f51 * ?f51"/><draw:equation draw:name="f54" draw:formula="?f52 + ?f53"/><draw:equation draw:name="f55" draw:formula="sqrt(?f54)"/><draw:equation draw:name="f56" draw:formula="?f12 / ?f55"/><draw:equation draw:name="f57" draw:formula="?f48 * ?f56"/><draw:equation draw:name="f58" draw:formula="?f49 * ?f56"/><draw:equation draw:name="f59" draw:formula="10800 - ?f57"/><draw:equation draw:name="f60" draw:formula="10800 - ?f58"/><draw:equation draw:name="f61" draw:formula="?f26 / ?f10"/><draw:equation draw:name="f62" draw:formula="?f27 / ?f11"/><draw:equation draw:name="f63" draw:formula="?f19 / ?f10"/><draw:equation draw:name="f64" draw:formula="?f22 / ?f11"/><draw:equation draw:name="f65" draw:formula="?f28 / ?f10"/><draw:equation draw:name="f66" draw:formula="?f29 / ?f11"/><draw:equation draw:name="f67" draw:formula="?f21 / ?f11"/><draw:equation draw:name="f68" draw:formula="?f30 / ?f11"/><draw:equation draw:name="f69" draw:formula="?f20 / ?f10"/><draw:equation draw:name="f70" draw:formula="?f31 / ?f10"/><draw:equation draw:name="f71" draw:formula="21550000 - ?f36"/><draw:equation draw:name="f72" draw:formula="if(?f71, ?f36, 21550000)"/><draw:equation draw:name="f73" draw:formula="-21550000 - ?f72"/><draw:equation draw:name="f74" draw:formula="if(?f73, -21550000, ?f72)"/><draw:equation draw:name="f75" draw:formula="?f33 + ?f74"/><draw:equation draw:name="f76" draw:formula="?f33 + ?f1"/><draw:equation draw:name="f77" draw:formula="?f76 * ?f8 / ?f0"/><draw:equation draw:name="f78" draw:formula="0 - ?f77"/><draw:equation draw:name="f79" draw:formula="cos(?f78)"/><draw:equation draw:name="f80" draw:formula="0 - ?f79"/><draw:equation draw:name="f81" draw:formula="?f80 * ?f15"/><draw:equation draw:name="f82" draw:formula="sin(?f78)"/><draw:equation draw:name="f83" draw:formula="0 - ?f82"/><draw:equation draw:name="f84" draw:formula="?f83 * ?f15"/><draw:equation draw:name="f85" draw:formula="sqrt(?f81 * ?f81 + ?f84 * ?f84 + 0 * 0)"/><draw:equation draw:name="f86" draw:formula="?f15 * ?f15 / ?f85"/><draw:equation draw:name="f87" draw:formula="?f83 * ?f86"/><draw:equation draw:name="f88" draw:formula="?f59 - ?f87"/><draw:equation draw:name="f89" draw:formula="?f80 * ?f86"/><draw:equation draw:name="f90" draw:formula="?f60 - ?f89"/><draw:equation draw:name="f91" draw:formula="?f88 - ?f15"/><draw:equation draw:name="f92" draw:formula="?f90 - ?f15"/><draw:equation draw:name="f93" draw:formula="?f88 + ?f15"/><draw:equation draw:name="f94" draw:formula="?f90 + ?f15"/><draw:equation draw:name="f95" draw:formula="?f75 + ?f1"/><draw:equation draw:name="f96" draw:formula="?f95 * ?f8 / ?f0"/><draw:equation draw:name="f97" draw:formula="0 - ?f96"/><draw:equation draw:name="f98" draw:formula="cos(?f97)"/><draw:equation draw:name="f99" draw:formula="0 - ?f98"/><draw:equation draw:name="f100" draw:formula="?f99 * ?f15"/><draw:equation draw:name="f101" draw:formula="sin(?f97)"/><draw:equation draw:name="f102" draw:formula="0 - ?f101"/><draw:equation draw:name="f103" draw:formula="?f102 * ?f15"/><draw:equation draw:name="f104" draw:formula="sqrt(?f100 * ?f100 + ?f103 * ?f103 + 0 * 0)"/><draw:equation draw:name="f105" draw:formula="?f15 * ?f15 / ?f104"/><draw:equation draw:name="f106" draw:formula="?f102 * ?f105"/><draw:equation draw:name="f107" draw:formula="?f88 + ?f106"/><draw:equation draw:name="f108" draw:formula="?f99 * ?f105"/><draw:equation draw:name="f109" draw:formula="?f90 + ?f108"/><draw:equation draw:name="f110" draw:formula="if(?f74, ?f59, ?f91)"/><draw:equation draw:name="f111" draw:formula="if(?f74, ?f60, ?f92)"/><draw:equation draw:name="f112" draw:formula="if(?f74, ?f59, ?f93)"/><draw:equation draw:name="f113" draw:formula="if(?f74, ?f60, ?f94)"/><draw:equation draw:name="f114" draw:formula="if(?f74, ?f91, ?f107)"/><draw:equation draw:name="f115" draw:formula="if(?f74, ?f92, ?f109)"/><draw:equation draw:name="f116" draw:formula="if(?f74, ?f93, ?f107)"/><draw:equation draw:name="f117" draw:formula="if(?f74, ?f94, ?f109)"/></draw:enhanced-geometry></draw:custom-shape><draw:connector draw:type="line" svg:x1="5.96722in" svg:y1="0.1425in" svg:x2="5.7075in" svg:y2="0.53833in" draw:z-index="9" draw:id="id9" draw:style-name="a9" draw:name="Shape10" text:anchor-type="paragraph"><svg:title/><svg:desc/></draw:connector><draw:connector draw:type="line" svg:x1="6.65392in" svg:y1="0.2638in" svg:x2="6.4685in" svg:y2="0.71519in" draw:z-index="10" draw:id="id10" draw:style-name="a10" draw:name="Shape11" text:anchor-type="paragraph"><svg:title/><svg:desc/></draw:connector><draw:connector draw:type="line" svg:x1="6.7547in" svg:y1="0.2843in" svg:x2="6.93317in" svg:y2="0.60722in" draw:z-index="12" draw:id="id11" draw:style-name="a11" draw:name="Shape12" text:anchor-type="paragraph"><svg:title/><svg:desc/></draw:connector><draw:connector draw:type="line" svg:x1="6.9906in" svg:y1="0.6953in" svg:x2="7.26907in" svg:y2="1.07933in" draw:z-index="13" draw:id="id12" draw:style-name="a12" draw:name="Shape13" text:anchor-type="paragraph"><svg:title/><svg:desc/></draw:connector><draw:connector draw:type="line" svg:x1="6.4598in" svg:y1="0.8437in" svg:x2="6.61049in" svg:y2="1.36037in" draw:z-index="21" draw:id="id13" draw:style-name="a13" draw:name="Shape14" text:anchor-type="paragraph"><svg:title/><svg:desc/></draw:connector><draw:connector draw:type="line" svg:x1="6.35577in" svg:y1="0.7819in" svg:x2="6.2516in" svg:y2="1.14023in" draw:z-index="3" draw:id="id14" draw:style-name="a14" draw:name="Shape15" text:anchor-type="paragraph"><svg:title/><svg:desc/></draw:connector><draw:connector draw:type="line" svg:x1="6.99028in" svg:y1="0.8638in" svg:x2="6.8882in" svg:y2="1.25616in" draw:z-index="22" draw:id="id15" draw:style-name="a15" draw:name="Shape16" text:anchor-type="paragraph"><svg:title/><svg:desc/></draw:connector><draw:custom-shape svg:x="6.7028in" svg:y="1.0945in" svg:width="0.32431in" svg:height="0.32431in" draw:z-index="23" draw:id="id16" draw:style-name="a16" draw:name="Shape17" text:anchor-type="paragraph"><svg:title/><svg:desc/><text:p text:style-name="Normal"/><draw:enhanced-geometry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5419351 / 1725033"/><draw:equation draw:name="f9" draw:formula="180"/><draw:equation draw:name="f10" draw:formula="?f7 / 21600"/><draw:equation draw:name="f11" draw:formula="?f6 / 21600"/><draw:equation draw:name="f12" draw:formula="10800 * 10800"/><draw:equation draw:name="f13" draw:formula="0"/><draw:equation draw:name="f14" draw:formula="0 - 360"/><draw:equation draw:name="f15" draw:formula="10800"/><draw:equation draw:name="f16" draw:formula="0 * ?f8"/><draw:equation draw:name="f17" draw:formula="?f13 * ?f0"/><draw:equation draw:name="f18" draw:formula="?f14 * ?f0"/><draw:equation draw:name="f19" draw:formula="3163 * ?f10"/><draw:equation draw:name="f20" draw:formula="18437 * ?f10"/><draw:equation draw:name="f21" draw:formula="18437 * ?f11"/><draw:equation draw:name="f22" draw:formula="3163 * ?f11"/><draw:equation draw:name="f23" draw:formula="?f16 / ?f9"/><draw:equation draw:name="f24" draw:formula="?f17 / ?f9"/><draw:equation draw:name="f25" draw:formula="?f18 / ?f9"/><draw:equation draw:name="f26" draw:formula="10800 * ?f10"/><draw:equation draw:name="f27" draw:formula="0 * ?f11"/><draw:equation draw:name="f28" draw:formula="0 * ?f10"/><draw:equation draw:name="f29" draw:formula="10800 * ?f11"/><draw:equation draw:name="f30" draw:formula="21600 * ?f11"/><draw:equation draw:name="f31" draw:formula="21600 * ?f10"/><draw:equation draw:name="f32" draw:formula="0 - ?f23"/><draw:equation draw:name="f33" draw:formula="?f24 - ?f1"/><draw:equation draw:name="f34" draw:formula="?f25 - ?f1"/><draw:equation draw:name="f35" draw:formula="?f32 * ?f0"/><draw:equation draw:name="f36" draw:formula="?f34 - ?f33"/><draw:equation draw:name="f37" draw:formula="?f35 / ?f8"/><draw:equation draw:name="f38" draw:formula="?f37 - ?f1"/><draw:equation draw:name="f39" draw:formula="?f38 + ?f1"/><draw:equation draw:name="f40" draw:formula="?f39 * ?f8 / ?f0"/><draw:equation draw:name="f41" draw:formula="0 - ?f40"/><draw:equation draw:name="f42" draw:formula="sin(?f41)"/><draw:equation draw:name="f43" draw:formula="0 - ?f42"/><draw:equation draw:name="f44" draw:formula="?f43"/><draw:equation draw:name="f45" draw:formula="cos(?f41)"/><draw:equation draw:name="f46" draw:formula="0 - ?f45"/><draw:equation draw:name="f47" draw:formula="?f46"/><draw:equation draw:name="f48" draw:formula="0 - ?f44"/><draw:equation draw:name="f49" draw:formula="0 - ?f47"/><draw:equation draw:name="f50" draw:formula="10800 * ?f48"/><draw:equation draw:name="f51" draw:formula="10800 * ?f49"/><draw:equation draw:name="f52" draw:formula="?f50 * ?f50"/><draw:equation draw:name="f53" draw:formula="?f51 * ?f51"/><draw:equation draw:name="f54" draw:formula="?f52 + ?f53"/><draw:equation draw:name="f55" draw:formula="sqrt(?f54)"/><draw:equation draw:name="f56" draw:formula="?f12 / ?f55"/><draw:equation draw:name="f57" draw:formula="?f48 * ?f56"/><draw:equation draw:name="f58" draw:formula="?f49 * ?f56"/><draw:equation draw:name="f59" draw:formula="10800 - ?f57"/><draw:equation draw:name="f60" draw:formula="10800 - ?f58"/><draw:equation draw:name="f61" draw:formula="?f26 / ?f10"/><draw:equation draw:name="f62" draw:formula="?f27 / ?f11"/><draw:equation draw:name="f63" draw:formula="?f19 / ?f10"/><draw:equation draw:name="f64" draw:formula="?f22 / ?f11"/><draw:equation draw:name="f65" draw:formula="?f28 / ?f10"/><draw:equation draw:name="f66" draw:formula="?f29 / ?f11"/><draw:equation draw:name="f67" draw:formula="?f21 / ?f11"/><draw:equation draw:name="f68" draw:formula="?f30 / ?f11"/><draw:equation draw:name="f69" draw:formula="?f20 / ?f10"/><draw:equation draw:name="f70" draw:formula="?f31 / ?f10"/><draw:equation draw:name="f71" draw:formula="21550000 - ?f36"/><draw:equation draw:name="f72" draw:formula="if(?f71, ?f36, 21550000)"/><draw:equation draw:name="f73" draw:formula="-21550000 - ?f72"/><draw:equation draw:name="f74" draw:formula="if(?f73, -21550000, ?f72)"/><draw:equation draw:name="f75" draw:formula="?f33 + ?f74"/><draw:equation draw:name="f76" draw:formula="?f33 + ?f1"/><draw:equation draw:name="f77" draw:formula="?f76 * ?f8 / ?f0"/><draw:equation draw:name="f78" draw:formula="0 - ?f77"/><draw:equation draw:name="f79" draw:formula="cos(?f78)"/><draw:equation draw:name="f80" draw:formula="0 - ?f79"/><draw:equation draw:name="f81" draw:formula="?f80 * ?f15"/><draw:equation draw:name="f82" draw:formula="sin(?f78)"/><draw:equation draw:name="f83" draw:formula="0 - ?f82"/><draw:equation draw:name="f84" draw:formula="?f83 * ?f15"/><draw:equation draw:name="f85" draw:formula="sqrt(?f81 * ?f81 + ?f84 * ?f84 + 0 * 0)"/><draw:equation draw:name="f86" draw:formula="?f15 * ?f15 / ?f85"/><draw:equation draw:name="f87" draw:formula="?f83 * ?f86"/><draw:equation draw:name="f88" draw:formula="?f59 - ?f87"/><draw:equation draw:name="f89" draw:formula="?f80 * ?f86"/><draw:equation draw:name="f90" draw:formula="?f60 - ?f89"/><draw:equation draw:name="f91" draw:formula="?f88 - ?f15"/><draw:equation draw:name="f92" draw:formula="?f90 - ?f15"/><draw:equation draw:name="f93" draw:formula="?f88 + ?f15"/><draw:equation draw:name="f94" draw:formula="?f90 + ?f15"/><draw:equation draw:name="f95" draw:formula="?f75 + ?f1"/><draw:equation draw:name="f96" draw:formula="?f95 * ?f8 / ?f0"/><draw:equation draw:name="f97" draw:formula="0 - ?f96"/><draw:equation draw:name="f98" draw:formula="cos(?f97)"/><draw:equation draw:name="f99" draw:formula="0 - ?f98"/><draw:equation draw:name="f100" draw:formula="?f99 * ?f15"/><draw:equation draw:name="f101" draw:formula="sin(?f97)"/><draw:equation draw:name="f102" draw:formula="0 - ?f101"/><draw:equation draw:name="f103" draw:formula="?f102 * ?f15"/><draw:equation draw:name="f104" draw:formula="sqrt(?f100 * ?f100 + ?f103 * ?f103 + 0 * 0)"/><draw:equation draw:name="f105" draw:formula="?f15 * ?f15 / ?f104"/><draw:equation draw:name="f106" draw:formula="?f102 * ?f105"/><draw:equation draw:name="f107" draw:formula="?f88 + ?f106"/><draw:equation draw:name="f108" draw:formula="?f99 * ?f105"/><draw:equation draw:name="f109" draw:formula="?f90 + ?f108"/><draw:equation draw:name="f110" draw:formula="if(?f74, ?f59, ?f91)"/><draw:equation draw:name="f111" draw:formula="if(?f74, ?f60, ?f92)"/><draw:equation draw:name="f112" draw:formula="if(?f74, ?f59, ?f93)"/><draw:equation draw:name="f113" draw:formula="if(?f74, ?f60, ?f94)"/><draw:equation draw:name="f114" draw:formula="if(?f74, ?f91, ?f107)"/><draw:equation draw:name="f115" draw:formula="if(?f74, ?f92, ?f109)"/><draw:equation draw:name="f116" draw:formula="if(?f74, ?f93, ?f107)"/><draw:equation draw:name="f117" draw:formula="if(?f74, ?f94, ?f109)"/></draw:enhanced-geometry></draw:custom-shape><draw:custom-shape svg:x="6.0193in" svg:y="1.0362in" svg:width="0.33611in" svg:height="0.33611in" draw:z-index="24" draw:id="id17" draw:style-name="a17" draw:name="Shape18" text:anchor-type="paragraph"><svg:title/><svg:desc/><text:p text:style-name="Normal"/><draw:enhanced-geometry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5419351 / 1725033"/><draw:equation draw:name="f9" draw:formula="180"/><draw:equation draw:name="f10" draw:formula="?f7 / 21600"/><draw:equation draw:name="f11" draw:formula="?f6 / 21600"/><draw:equation draw:name="f12" draw:formula="10800 * 10800"/><draw:equation draw:name="f13" draw:formula="0"/><draw:equation draw:name="f14" draw:formula="0 - 360"/><draw:equation draw:name="f15" draw:formula="10800"/><draw:equation draw:name="f16" draw:formula="0 * ?f8"/><draw:equation draw:name="f17" draw:formula="?f13 * ?f0"/><draw:equation draw:name="f18" draw:formula="?f14 * ?f0"/><draw:equation draw:name="f19" draw:formula="3163 * ?f10"/><draw:equation draw:name="f20" draw:formula="18437 * ?f10"/><draw:equation draw:name="f21" draw:formula="18437 * ?f11"/><draw:equation draw:name="f22" draw:formula="3163 * ?f11"/><draw:equation draw:name="f23" draw:formula="?f16 / ?f9"/><draw:equation draw:name="f24" draw:formula="?f17 / ?f9"/><draw:equation draw:name="f25" draw:formula="?f18 / ?f9"/><draw:equation draw:name="f26" draw:formula="10800 * ?f10"/><draw:equation draw:name="f27" draw:formula="0 * ?f11"/><draw:equation draw:name="f28" draw:formula="0 * ?f10"/><draw:equation draw:name="f29" draw:formula="10800 * ?f11"/><draw:equation draw:name="f30" draw:formula="21600 * ?f11"/><draw:equation draw:name="f31" draw:formula="21600 * ?f10"/><draw:equation draw:name="f32" draw:formula="0 - ?f23"/><draw:equation draw:name="f33" draw:formula="?f24 - ?f1"/><draw:equation draw:name="f34" draw:formula="?f25 - ?f1"/><draw:equation draw:name="f35" draw:formula="?f32 * ?f0"/><draw:equation draw:name="f36" draw:formula="?f34 - ?f33"/><draw:equation draw:name="f37" draw:formula="?f35 / ?f8"/><draw:equation draw:name="f38" draw:formula="?f37 - ?f1"/><draw:equation draw:name="f39" draw:formula="?f38 + ?f1"/><draw:equation draw:name="f40" draw:formula="?f39 * ?f8 / ?f0"/><draw:equation draw:name="f41" draw:formula="0 - ?f40"/><draw:equation draw:name="f42" draw:formula="sin(?f41)"/><draw:equation draw:name="f43" draw:formula="0 - ?f42"/><draw:equation draw:name="f44" draw:formula="?f43"/><draw:equation draw:name="f45" draw:formula="cos(?f41)"/><draw:equation draw:name="f46" draw:formula="0 - ?f45"/><draw:equation draw:name="f47" draw:formula="?f46"/><draw:equation draw:name="f48" draw:formula="0 - ?f44"/><draw:equation draw:name="f49" draw:formula="0 - ?f47"/><draw:equation draw:name="f50" draw:formula="10800 * ?f48"/><draw:equation draw:name="f51" draw:formula="10800 * ?f49"/><draw:equation draw:name="f52" draw:formula="?f50 * ?f50"/><draw:equation draw:name="f53" draw:formula="?f51 * ?f51"/><draw:equation draw:name="f54" draw:formula="?f52 + ?f53"/><draw:equation draw:name="f55" draw:formula="sqrt(?f54)"/><draw:equation draw:name="f56" draw:formula="?f12 / ?f55"/><draw:equation draw:name="f57" draw:formula="?f48 * ?f56"/><draw:equation draw:name="f58" draw:formula="?f49 * ?f56"/><draw:equation draw:name="f59" draw:formula="10800 - ?f57"/><draw:equation draw:name="f60" draw:formula="10800 - ?f58"/><draw:equation draw:name="f61" draw:formula="?f26 / ?f10"/><draw:equation draw:name="f62" draw:formula="?f27 / ?f11"/><draw:equation draw:name="f63" draw:formula="?f19 / ?f10"/><draw:equation draw:name="f64" draw:formula="?f22 / ?f11"/><draw:equation draw:name="f65" draw:formula="?f28 / ?f10"/><draw:equation draw:name="f66" draw:formula="?f29 / ?f11"/><draw:equation draw:name="f67" draw:formula="?f21 / ?f11"/><draw:equation draw:name="f68" draw:formula="?f30 / ?f11"/><draw:equation draw:name="f69" draw:formula="?f20 / ?f10"/><draw:equation draw:name="f70" draw:formula="?f31 / ?f10"/><draw:equation draw:name="f71" draw:formula="21550000 - ?f36"/><draw:equation draw:name="f72" draw:formula="if(?f71, ?f36, 21550000)"/><draw:equation draw:name="f73" draw:formula="-21550000 - ?f72"/><draw:equation draw:name="f74" draw:formula="if(?f73, -21550000, ?f72)"/><draw:equation draw:name="f75" draw:formula="?f33 + ?f74"/><draw:equation draw:name="f76" draw:formula="?f33 + ?f1"/><draw:equation draw:name="f77" draw:formula="?f76 * ?f8 / ?f0"/><draw:equation draw:name="f78" draw:formula="0 - ?f77"/><draw:equation draw:name="f79" draw:formula="cos(?f78)"/><draw:equation draw:name="f80" draw:formula="0 - ?f79"/><draw:equation draw:name="f81" draw:formula="?f80 * ?f15"/><draw:equation draw:name="f82" draw:formula="sin(?f78)"/><draw:equation draw:name="f83" draw:formula="0 - ?f82"/><draw:equation draw:name="f84" draw:formula="?f83 * ?f15"/><draw:equation draw:name="f85" draw:formula="sqrt(?f81 * ?f81 + ?f84 * ?f84 + 0 * 0)"/><draw:equation draw:name="f86" draw:formula="?f15 * ?f15 / ?f85"/><draw:equation draw:name="f87" draw:formula="?f83 * ?f86"/><draw:equation draw:name="f88" draw:formula="?f59 - ?f87"/><draw:equation draw:name="f89" draw:formula="?f80 * ?f86"/><draw:equation draw:name="f90" draw:formula="?f60 - ?f89"/><draw:equation draw:name="f91" draw:formula="?f88 - ?f15"/><draw:equation draw:name="f92" draw:formula="?f90 - ?f15"/><draw:equation draw:name="f93" draw:formula="?f88 + ?f15"/><draw:equation draw:name="f94" draw:formula="?f90 + ?f15"/><draw:equation draw:name="f95" draw:formula="?f75 + ?f1"/><draw:equation draw:name="f96" draw:formula="?f95 * ?f8 / ?f0"/><draw:equation draw:name="f97" draw:formula="0 - ?f96"/><draw:equation draw:name="f98" draw:formula="cos(?f97)"/><draw:equation draw:name="f99" draw:formula="0 - ?f98"/><draw:equation draw:name="f100" draw:formula="?f99 * ?f15"/><draw:equation draw:name="f101" draw:formula="sin(?f97)"/><draw:equation draw:name="f102" draw:formula="0 - ?f101"/><draw:equation draw:name="f103" draw:formula="?f102 * ?f15"/><draw:equation draw:name="f104" draw:formula="sqrt(?f100 * ?f100 + ?f103 * ?f103 + 0 * 0)"/><draw:equation draw:name="f105" draw:formula="?f15 * ?f15 / ?f104"/><draw:equation draw:name="f106" draw:formula="?f102 * ?f105"/><draw:equation draw:name="f107" draw:formula="?f88 + ?f106"/><draw:equation draw:name="f108" draw:formula="?f99 * ?f105"/><draw:equation draw:name="f109" draw:formula="?f90 + ?f108"/><draw:equation draw:name="f110" draw:formula="if(?f74, ?f59, ?f91)"/><draw:equation draw:name="f111" draw:formula="if(?f74, ?f60, ?f92)"/><draw:equation draw:name="f112" draw:formula="if(?f74, ?f59, ?f93)"/><draw:equation draw:name="f113" draw:formula="if(?f74, ?f60, ?f94)"/><draw:equation draw:name="f114" draw:formula="if(?f74, ?f91, ?f107)"/><draw:equation draw:name="f115" draw:formula="if(?f74, ?f92, ?f109)"/><draw:equation draw:name="f116" draw:formula="if(?f74, ?f93, ?f107)"/><draw:equation draw:name="f117" draw:formula="if(?f74, ?f94, ?f109)"/></draw:enhanced-geometry></draw:custom-shape><draw:custom-shape svg:x="6.3673in" svg:y="1.1409in" svg:width="0.33542in" svg:height="0.33542in" draw:z-index="25" draw:id="id18" draw:style-name="a18" draw:name="Shape19" text:anchor-type="paragraph"><svg:title/><svg:desc/><text:p text:style-name="Normal"/><draw:enhanced-geometry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5419351 / 1725033"/><draw:equation draw:name="f9" draw:formula="180"/><draw:equation draw:name="f10" draw:formula="?f7 / 21600"/><draw:equation draw:name="f11" draw:formula="?f6 / 21600"/><draw:equation draw:name="f12" draw:formula="10800 * 10800"/><draw:equation draw:name="f13" draw:formula="0"/><draw:equation draw:name="f14" draw:formula="0 - 360"/><draw:equation draw:name="f15" draw:formula="10800"/><draw:equation draw:name="f16" draw:formula="0 * ?f8"/><draw:equation draw:name="f17" draw:formula="?f13 * ?f0"/><draw:equation draw:name="f18" draw:formula="?f14 * ?f0"/><draw:equation draw:name="f19" draw:formula="3163 * ?f10"/><draw:equation draw:name="f20" draw:formula="18437 * ?f10"/><draw:equation draw:name="f21" draw:formula="18437 * ?f11"/><draw:equation draw:name="f22" draw:formula="3163 * ?f11"/><draw:equation draw:name="f23" draw:formula="?f16 / ?f9"/><draw:equation draw:name="f24" draw:formula="?f17 / ?f9"/><draw:equation draw:name="f25" draw:formula="?f18 / ?f9"/><draw:equation draw:name="f26" draw:formula="10800 * ?f10"/><draw:equation draw:name="f27" draw:formula="0 * ?f11"/><draw:equation draw:name="f28" draw:formula="0 * ?f10"/><draw:equation draw:name="f29" draw:formula="10800 * ?f11"/><draw:equation draw:name="f30" draw:formula="21600 * ?f11"/><draw:equation draw:name="f31" draw:formula="21600 * ?f10"/><draw:equation draw:name="f32" draw:formula="0 - ?f23"/><draw:equation draw:name="f33" draw:formula="?f24 - ?f1"/><draw:equation draw:name="f34" draw:formula="?f25 - ?f1"/><draw:equation draw:name="f35" draw:formula="?f32 * ?f0"/><draw:equation draw:name="f36" draw:formula="?f34 - ?f33"/><draw:equation draw:name="f37" draw:formula="?f35 / ?f8"/><draw:equation draw:name="f38" draw:formula="?f37 - ?f1"/><draw:equation draw:name="f39" draw:formula="?f38 + ?f1"/><draw:equation draw:name="f40" draw:formula="?f39 * ?f8 / ?f0"/><draw:equation draw:name="f41" draw:formula="0 - ?f40"/><draw:equation draw:name="f42" draw:formula="sin(?f41)"/><draw:equation draw:name="f43" draw:formula="0 - ?f42"/><draw:equation draw:name="f44" draw:formula="?f43"/><draw:equation draw:name="f45" draw:formula="cos(?f41)"/><draw:equation draw:name="f46" draw:formula="0 - ?f45"/><draw:equation draw:name="f47" draw:formula="?f46"/><draw:equation draw:name="f48" draw:formula="0 - ?f44"/><draw:equation draw:name="f49" draw:formula="0 - ?f47"/><draw:equation draw:name="f50" draw:formula="10800 * ?f48"/><draw:equation draw:name="f51" draw:formula="10800 * ?f49"/><draw:equation draw:name="f52" draw:formula="?f50 * ?f50"/><draw:equation draw:name="f53" draw:formula="?f51 * ?f51"/><draw:equation draw:name="f54" draw:formula="?f52 + ?f53"/><draw:equation draw:name="f55" draw:formula="sqrt(?f54)"/><draw:equation draw:name="f56" draw:formula="?f12 / ?f55"/><draw:equation draw:name="f57" draw:formula="?f48 * ?f56"/><draw:equation draw:name="f58" draw:formula="?f49 * ?f56"/><draw:equation draw:name="f59" draw:formula="10800 - ?f57"/><draw:equation draw:name="f60" draw:formula="10800 - ?f58"/><draw:equation draw:name="f61" draw:formula="?f26 / ?f10"/><draw:equation draw:name="f62" draw:formula="?f27 / ?f11"/><draw:equation draw:name="f63" draw:formula="?f19 / ?f10"/><draw:equation draw:name="f64" draw:formula="?f22 / ?f11"/><draw:equation draw:name="f65" draw:formula="?f28 / ?f10"/><draw:equation draw:name="f66" draw:formula="?f29 / ?f11"/><draw:equation draw:name="f67" draw:formula="?f21 / ?f11"/><draw:equation draw:name="f68" draw:formula="?f30 / ?f11"/><draw:equation draw:name="f69" draw:formula="?f20 / ?f10"/><draw:equation draw:name="f70" draw:formula="?f31 / ?f10"/><draw:equation draw:name="f71" draw:formula="21550000 - ?f36"/><draw:equation draw:name="f72" draw:formula="if(?f71, ?f36, 21550000)"/><draw:equation draw:name="f73" draw:formula="-21550000 - ?f72"/><draw:equation draw:name="f74" draw:formula="if(?f73, -21550000, ?f72)"/><draw:equation draw:name="f75" draw:formula="?f33 + ?f74"/><draw:equation draw:name="f76" draw:formula="?f33 + ?f1"/><draw:equation draw:name="f77" draw:formula="?f76 * ?f8 / ?f0"/><draw:equation draw:name="f78" draw:formula="0 - ?f77"/><draw:equation draw:name="f79" draw:formula="cos(?f78)"/><draw:equation draw:name="f80" draw:formula="0 - ?f79"/><draw:equation draw:name="f81" draw:formula="?f80 * ?f15"/><draw:equation draw:name="f82" draw:formula="sin(?f78)"/><draw:equation draw:name="f83" draw:formula="0 - ?f82"/><draw:equation draw:name="f84" draw:formula="?f83 * ?f15"/><draw:equation draw:name="f85" draw:formula="sqrt(?f81 * ?f81 + ?f84 * ?f84 + 0 * 0)"/><draw:equation draw:name="f86" draw:formula="?f15 * ?f15 / ?f85"/><draw:equation draw:name="f87" draw:formula="?f83 * ?f86"/><draw:equation draw:name="f88" draw:formula="?f59 - ?f87"/><draw:equation draw:name="f89" draw:formula="?f80 * ?f86"/><draw:equation draw:name="f90" draw:formula="?f60 - ?f89"/><draw:equation draw:name="f91" draw:formula="?f88 - ?f15"/><draw:equation draw:name="f92" draw:formula="?f90 - ?f15"/><draw:equation draw:name="f93" draw:formula="?f88 + ?f15"/><draw:equation draw:name="f94" draw:formula="?f90 + ?f15"/><draw:equation draw:name="f95" draw:formula="?f75 + ?f1"/><draw:equation draw:name="f96" draw:formula="?f95 * ?f8 / ?f0"/><draw:equation draw:name="f97" draw:formula="0 - ?f96"/><draw:equation draw:name="f98" draw:formula="cos(?f97)"/><draw:equation draw:name="f99" draw:formula="0 - ?f98"/><draw:equation draw:name="f100" draw:formula="?f99 * ?f15"/><draw:equation draw:name="f101" draw:formula="sin(?f97)"/><draw:equation draw:name="f102" draw:formula="0 - ?f101"/><draw:equation draw:name="f103" draw:formula="?f102 * ?f15"/><draw:equation draw:name="f104" draw:formula="sqrt(?f100 * ?f100 + ?f103 * ?f103 + 0 * 0)"/><draw:equation draw:name="f105" draw:formula="?f15 * ?f15 / ?f104"/><draw:equation draw:name="f106" draw:formula="?f102 * ?f105"/><draw:equation draw:name="f107" draw:formula="?f88 + ?f106"/><draw:equation draw:name="f108" draw:formula="?f99 * ?f105"/><draw:equation draw:name="f109" draw:formula="?f90 + ?f108"/><draw:equation draw:name="f110" draw:formula="if(?f74, ?f59, ?f91)"/><draw:equation draw:name="f111" draw:formula="if(?f74, ?f60, ?f92)"/><draw:equation draw:name="f112" draw:formula="if(?f74, ?f59, ?f93)"/><draw:equation draw:name="f113" draw:formula="if(?f74, ?f60, ?f94)"/><draw:equation draw:name="f114" draw:formula="if(?f74, ?f91, ?f107)"/><draw:equation draw:name="f115" draw:formula="if(?f74, ?f92, ?f109)"/><draw:equation draw:name="f116" draw:formula="if(?f74, ?f93, ?f107)"/><draw:equation draw:name="f117" draw:formula="if(?f74, ?f94, ?f109)"/></draw:enhanced-geometry></draw:custom-shape><draw:custom-shape svg:x="0.2327in" svg:y="0.3307in" svg:width="0.45139in" svg:height="0.45139in" draw:z-index="26" draw:id="id19" draw:style-name="a19" draw:name="Shape20" text:anchor-type="paragraph"><svg:title/><svg:desc/><text:p text:style-name="Normal"/><draw:enhanced-geometry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5419351 / 1725033"/><draw:equation draw:name="f9" draw:formula="180"/><draw:equation draw:name="f10" draw:formula="?f7 / 21600"/><draw:equation draw:name="f11" draw:formula="?f6 / 21600"/><draw:equation draw:name="f12" draw:formula="10800 * 10800"/><draw:equation draw:name="f13" draw:formula="0"/><draw:equation draw:name="f14" draw:formula="0 - 360"/><draw:equation draw:name="f15" draw:formula="10800"/><draw:equation draw:name="f16" draw:formula="0 * ?f8"/><draw:equation draw:name="f17" draw:formula="?f13 * ?f0"/><draw:equation draw:name="f18" draw:formula="?f14 * ?f0"/><draw:equation draw:name="f19" draw:formula="3163 * ?f10"/><draw:equation draw:name="f20" draw:formula="18437 * ?f10"/><draw:equation draw:name="f21" draw:formula="18437 * ?f11"/><draw:equation draw:name="f22" draw:formula="3163 * ?f11"/><draw:equation draw:name="f23" draw:formula="?f16 / ?f9"/><draw:equation draw:name="f24" draw:formula="?f17 / ?f9"/><draw:equation draw:name="f25" draw:formula="?f18 / ?f9"/><draw:equation draw:name="f26" draw:formula="10800 * ?f10"/><draw:equation draw:name="f27" draw:formula="0 * ?f11"/><draw:equation draw:name="f28" draw:formula="0 * ?f10"/><draw:equation draw:name="f29" draw:formula="10800 * ?f11"/><draw:equation draw:name="f30" draw:formula="21600 * ?f11"/><draw:equation draw:name="f31" draw:formula="21600 * ?f10"/><draw:equation draw:name="f32" draw:formula="0 - ?f23"/><draw:equation draw:name="f33" draw:formula="?f24 - ?f1"/><draw:equation draw:name="f34" draw:formula="?f25 - ?f1"/><draw:equation draw:name="f35" draw:formula="?f32 * ?f0"/><draw:equation draw:name="f36" draw:formula="?f34 - ?f33"/><draw:equation draw:name="f37" draw:formula="?f35 / ?f8"/><draw:equation draw:name="f38" draw:formula="?f37 - ?f1"/><draw:equation draw:name="f39" draw:formula="?f38 + ?f1"/><draw:equation draw:name="f40" draw:formula="?f39 * ?f8 / ?f0"/><draw:equation draw:name="f41" draw:formula="0 - ?f40"/><draw:equation draw:name="f42" draw:formula="sin(?f41)"/><draw:equation draw:name="f43" draw:formula="0 - ?f42"/><draw:equation draw:name="f44" draw:formula="?f43"/><draw:equation draw:name="f45" draw:formula="cos(?f41)"/><draw:equation draw:name="f46" draw:formula="0 - ?f45"/><draw:equation draw:name="f47" draw:formula="?f46"/><draw:equation draw:name="f48" draw:formula="0 - ?f44"/><draw:equation draw:name="f49" draw:formula="0 - ?f47"/><draw:equation draw:name="f50" draw:formula="10800 * ?f48"/><draw:equation draw:name="f51" draw:formula="10800 * ?f49"/><draw:equation draw:name="f52" draw:formula="?f50 * ?f50"/><draw:equation draw:name="f53" draw:formula="?f51 * ?f51"/><draw:equation draw:name="f54" draw:formula="?f52 + ?f53"/><draw:equation draw:name="f55" draw:formula="sqrt(?f54)"/><draw:equation draw:name="f56" draw:formula="?f12 / ?f55"/><draw:equation draw:name="f57" draw:formula="?f48 * ?f56"/><draw:equation draw:name="f58" draw:formula="?f49 * ?f56"/><draw:equation draw:name="f59" draw:formula="10800 - ?f57"/><draw:equation draw:name="f60" draw:formula="10800 - ?f58"/><draw:equation draw:name="f61" draw:formula="?f26 / ?f10"/><draw:equation draw:name="f62" draw:formula="?f27 / ?f11"/><draw:equation draw:name="f63" draw:formula="?f19 / ?f10"/><draw:equation draw:name="f64" draw:formula="?f22 / ?f11"/><draw:equation draw:name="f65" draw:formula="?f28 / ?f10"/><draw:equation draw:name="f66" draw:formula="?f29 / ?f11"/><draw:equation draw:name="f67" draw:formula="?f21 / ?f11"/><draw:equation draw:name="f68" draw:formula="?f30 / ?f11"/><draw:equation draw:name="f69" draw:formula="?f20 / ?f10"/><draw:equation draw:name="f70" draw:formula="?f31 / ?f10"/><draw:equation draw:name="f71" draw:formula="21550000 - ?f36"/><draw:equation draw:name="f72" draw:formula="if(?f71, ?f36, 21550000)"/><draw:equation draw:name="f73" draw:formula="-21550000 - ?f72"/><draw:equation draw:name="f74" draw:formula="if(?f73, -21550000, ?f72)"/><draw:equation draw:name="f75" draw:formula="?f33 + ?f74"/><draw:equation draw:name="f76" draw:formula="?f33 + ?f1"/><draw:equation draw:name="f77" draw:formula="?f76 * ?f8 / ?f0"/><draw:equation draw:name="f78" draw:formula="0 - ?f77"/><draw:equation draw:name="f79" draw:formula="cos(?f78)"/><draw:equation draw:name="f80" draw:formula="0 - ?f79"/><draw:equation draw:name="f81" draw:formula="?f80 * ?f15"/><draw:equation draw:name="f82" draw:formula="sin(?f78)"/><draw:equation draw:name="f83" draw:formula="0 - ?f82"/><draw:equation draw:name="f84" draw:formula="?f83 * ?f15"/><draw:equation draw:name="f85" draw:formula="sqrt(?f81 * ?f81 + ?f84 * ?f84 + 0 * 0)"/><draw:equation draw:name="f86" draw:formula="?f15 * ?f15 / ?f85"/><draw:equation draw:name="f87" draw:formula="?f83 * ?f86"/><draw:equation draw:name="f88" draw:formula="?f59 - ?f87"/><draw:equation draw:name="f89" draw:formula="?f80 * ?f86"/><draw:equation draw:name="f90" draw:formula="?f60 - ?f89"/><draw:equation draw:name="f91" draw:formula="?f88 - ?f15"/><draw:equation draw:name="f92" draw:formula="?f90 - ?f15"/><draw:equation draw:name="f93" draw:formula="?f88 + ?f15"/><draw:equation draw:name="f94" draw:formula="?f90 + ?f15"/><draw:equation draw:name="f95" draw:formula="?f75 + ?f1"/><draw:equation draw:name="f96" draw:formula="?f95 * ?f8 / ?f0"/><draw:equation draw:name="f97" draw:formula="0 - ?f96"/><draw:equation draw:name="f98" draw:formula="cos(?f97)"/><draw:equation draw:name="f99" draw:formula="0 - ?f98"/><draw:equation draw:name="f100" draw:formula="?f99 * ?f15"/><draw:equation draw:name="f101" draw:formula="sin(?f97)"/><draw:equation draw:name="f102" draw:formula="0 - ?f101"/><draw:equation draw:name="f103" draw:formula="?f102 * ?f15"/><draw:equation draw:name="f104" draw:formula="sqrt(?f100 * ?f100 + ?f103 * ?f103 + 0 * 0)"/><draw:equation draw:name="f105" draw:formula="?f15 * ?f15 / ?f104"/><draw:equation draw:name="f106" draw:formula="?f102 * ?f105"/><draw:equation draw:name="f107" draw:formula="?f88 + ?f106"/><draw:equation draw:name="f108" draw:formula="?f99 * ?f105"/><draw:equation draw:name="f109" draw:formula="?f90 + ?f108"/><draw:equation draw:name="f110" draw:formula="if(?f74, ?f59, ?f91)"/><draw:equation draw:name="f111" draw:formula="if(?f74, ?f60, ?f92)"/><draw:equation draw:name="f112" draw:formula="if(?f74, ?f59, ?f93)"/><draw:equation draw:name="f113" draw:formula="if(?f74, ?f60, ?f94)"/><draw:equation draw:name="f114" draw:formula="if(?f74, ?f91, ?f107)"/><draw:equation draw:name="f115" draw:formula="if(?f74, ?f92, ?f109)"/><draw:equation draw:name="f116" draw:formula="if(?f74, ?f93, ?f107)"/><draw:equation draw:name="f117" draw:formula="if(?f74, ?f94, ?f109)"/></draw:enhanced-geometry></draw:custom-shape><draw:custom-shape svg:x="-0.0217in" svg:y="1.0598in" svg:width="0.40486in" svg:height="0.40486in" draw:z-index="27" draw:id="id20" draw:style-name="a20" draw:name="Shape21" text:anchor-type="paragraph"><svg:title/><svg:desc/><text:p text:style-name="Normal"/><draw:enhanced-geometry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5419351 / 1725033"/><draw:equation draw:name="f9" draw:formula="180"/><draw:equation draw:name="f10" draw:formula="?f7 / 21600"/><draw:equation draw:name="f11" draw:formula="?f6 / 21600"/><draw:equation draw:name="f12" draw:formula="10800 * 10800"/><draw:equation draw:name="f13" draw:formula="0"/><draw:equation draw:name="f14" draw:formula="0 - 360"/><draw:equation draw:name="f15" draw:formula="10800"/><draw:equation draw:name="f16" draw:formula="0 * ?f8"/><draw:equation draw:name="f17" draw:formula="?f13 * ?f0"/><draw:equation draw:name="f18" draw:formula="?f14 * ?f0"/><draw:equation draw:name="f19" draw:formula="3163 * ?f10"/><draw:equation draw:name="f20" draw:formula="18437 * ?f10"/><draw:equation draw:name="f21" draw:formula="18437 * ?f11"/><draw:equation draw:name="f22" draw:formula="3163 * ?f11"/><draw:equation draw:name="f23" draw:formula="?f16 / ?f9"/><draw:equation draw:name="f24" draw:formula="?f17 / ?f9"/><draw:equation draw:name="f25" draw:formula="?f18 / ?f9"/><draw:equation draw:name="f26" draw:formula="10800 * ?f10"/><draw:equation draw:name="f27" draw:formula="0 * ?f11"/><draw:equation draw:name="f28" draw:formula="0 * ?f10"/><draw:equation draw:name="f29" draw:formula="10800 * ?f11"/><draw:equation draw:name="f30" draw:formula="21600 * ?f11"/><draw:equation draw:name="f31" draw:formula="21600 * ?f10"/><draw:equation draw:name="f32" draw:formula="0 - ?f23"/><draw:equation draw:name="f33" draw:formula="?f24 - ?f1"/><draw:equation draw:name="f34" draw:formula="?f25 - ?f1"/><draw:equation draw:name="f35" draw:formula="?f32 * ?f0"/><draw:equation draw:name="f36" draw:formula="?f34 - ?f33"/><draw:equation draw:name="f37" draw:formula="?f35 / ?f8"/><draw:equation draw:name="f38" draw:formula="?f37 - ?f1"/><draw:equation draw:name="f39" draw:formula="?f38 + ?f1"/><draw:equation draw:name="f40" draw:formula="?f39 * ?f8 / ?f0"/><draw:equation draw:name="f41" draw:formula="0 - ?f40"/><draw:equation draw:name="f42" draw:formula="sin(?f41)"/><draw:equation draw:name="f43" draw:formula="0 - ?f42"/><draw:equation draw:name="f44" draw:formula="?f43"/><draw:equation draw:name="f45" draw:formula="cos(?f41)"/><draw:equation draw:name="f46" draw:formula="0 - ?f45"/><draw:equation draw:name="f47" draw:formula="?f46"/><draw:equation draw:name="f48" draw:formula="0 - ?f44"/><draw:equation draw:name="f49" draw:formula="0 - ?f47"/><draw:equation draw:name="f50" draw:formula="10800 * ?f48"/><draw:equation draw:name="f51" draw:formula="10800 * ?f49"/><draw:equation draw:name="f52" draw:formula="?f50 * ?f50"/><draw:equation draw:name="f53" draw:formula="?f51 * ?f51"/><draw:equation draw:name="f54" draw:formula="?f52 + ?f53"/><draw:equation draw:name="f55" draw:formula="sqrt(?f54)"/><draw:equation draw:name="f56" draw:formula="?f12 / ?f55"/><draw:equation draw:name="f57" draw:formula="?f48 * ?f56"/><draw:equation draw:name="f58" draw:formula="?f49 * ?f56"/><draw:equation draw:name="f59" draw:formula="10800 - ?f57"/><draw:equation draw:name="f60" draw:formula="10800 - ?f58"/><draw:equation draw:name="f61" draw:formula="?f26 / ?f10"/><draw:equation draw:name="f62" draw:formula="?f27 / ?f11"/><draw:equation draw:name="f63" draw:formula="?f19 / ?f10"/><draw:equation draw:name="f64" draw:formula="?f22 / ?f11"/><draw:equation draw:name="f65" draw:formula="?f28 / ?f10"/><draw:equation draw:name="f66" draw:formula="?f29 / ?f11"/><draw:equation draw:name="f67" draw:formula="?f21 / ?f11"/><draw:equation draw:name="f68" draw:formula="?f30 / ?f11"/><draw:equation draw:name="f69" draw:formula="?f20 / ?f10"/><draw:equation draw:name="f70" draw:formula="?f31 / ?f10"/><draw:equation draw:name="f71" draw:formula="21550000 - ?f36"/><draw:equation draw:name="f72" draw:formula="if(?f71, ?f36, 21550000)"/><draw:equation draw:name="f73" draw:formula="-21550000 - ?f72"/><draw:equation draw:name="f74" draw:formula="if(?f73, -21550000, ?f72)"/><draw:equation draw:name="f75" draw:formula="?f33 + ?f74"/><draw:equation draw:name="f76" draw:formula="?f33 + ?f1"/><draw:equation draw:name="f77" draw:formula="?f76 * ?f8 / ?f0"/><draw:equation draw:name="f78" draw:formula="0 - ?f77"/><draw:equation draw:name="f79" draw:formula="cos(?f78)"/><draw:equation draw:name="f80" draw:formula="0 - ?f79"/><draw:equation draw:name="f81" draw:formula="?f80 * ?f15"/><draw:equation draw:name="f82" draw:formula="sin(?f78)"/><draw:equation draw:name="f83" draw:formula="0 - ?f82"/><draw:equation draw:name="f84" draw:formula="?f83 * ?f15"/><draw:equation draw:name="f85" draw:formula="sqrt(?f81 * ?f81 + ?f84 * ?f84 + 0 * 0)"/><draw:equation draw:name="f86" draw:formula="?f15 * ?f15 / ?f85"/><draw:equation draw:name="f87" draw:formula="?f83 * ?f86"/><draw:equation draw:name="f88" draw:formula="?f59 - ?f87"/><draw:equation draw:name="f89" draw:formula="?f80 * ?f86"/><draw:equation draw:name="f90" draw:formula="?f60 - ?f89"/><draw:equation draw:name="f91" draw:formula="?f88 - ?f15"/><draw:equation draw:name="f92" draw:formula="?f90 - ?f15"/><draw:equation draw:name="f93" draw:formula="?f88 + ?f15"/><draw:equation draw:name="f94" draw:formula="?f90 + ?f15"/><draw:equation draw:name="f95" draw:formula="?f75 + ?f1"/><draw:equation draw:name="f96" draw:formula="?f95 * ?f8 / ?f0"/><draw:equation draw:name="f97" draw:formula="0 - ?f96"/><draw:equation draw:name="f98" draw:formula="cos(?f97)"/><draw:equation draw:name="f99" draw:formula="0 - ?f98"/><draw:equation draw:name="f100" draw:formula="?f99 * ?f15"/><draw:equation draw:name="f101" draw:formula="sin(?f97)"/><draw:equation draw:name="f102" draw:formula="0 - ?f101"/><draw:equation draw:name="f103" draw:formula="?f102 * ?f15"/><draw:equation draw:name="f104" draw:formula="sqrt(?f100 * ?f100 + ?f103 * ?f103 + 0 * 0)"/><draw:equation draw:name="f105" draw:formula="?f15 * ?f15 / ?f104"/><draw:equation draw:name="f106" draw:formula="?f102 * ?f105"/><draw:equation draw:name="f107" draw:formula="?f88 + ?f106"/><draw:equation draw:name="f108" draw:formula="?f99 * ?f105"/><draw:equation draw:name="f109" draw:formula="?f90 + ?f108"/><draw:equation draw:name="f110" draw:formula="if(?f74, ?f59, ?f91)"/><draw:equation draw:name="f111" draw:formula="if(?f74, ?f60, ?f92)"/><draw:equation draw:name="f112" draw:formula="if(?f74, ?f59, ?f93)"/><draw:equation draw:name="f113" draw:formula="if(?f74, ?f60, ?f94)"/><draw:equation draw:name="f114" draw:formula="if(?f74, ?f91, ?f107)"/><draw:equation draw:name="f115" draw:formula="if(?f74, ?f92, ?f109)"/><draw:equation draw:name="f116" draw:formula="if(?f74, ?f93, ?f107)"/><draw:equation draw:name="f117" draw:formula="if(?f74, ?f94, ?f109)"/></draw:enhanced-geometry></draw:custom-shape><draw:custom-shape svg:x="0.7543in" svg:y="1.0717in" svg:width="0.43958in" svg:height="0.43958in" draw:z-index="28" draw:id="id21" draw:style-name="a21" draw:name="Shape22" text:anchor-type="paragraph"><svg:title/><svg:desc/><text:p text:style-name="Normal"/><draw:enhanced-geometry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5419351 / 1725033"/><draw:equation draw:name="f9" draw:formula="180"/><draw:equation draw:name="f10" draw:formula="?f7 / 21600"/><draw:equation draw:name="f11" draw:formula="?f6 / 21600"/><draw:equation draw:name="f12" draw:formula="10800 * 10800"/><draw:equation draw:name="f13" draw:formula="0"/><draw:equation draw:name="f14" draw:formula="0 - 360"/><draw:equation draw:name="f15" draw:formula="10800"/><draw:equation draw:name="f16" draw:formula="0 * ?f8"/><draw:equation draw:name="f17" draw:formula="?f13 * ?f0"/><draw:equation draw:name="f18" draw:formula="?f14 * ?f0"/><draw:equation draw:name="f19" draw:formula="3163 * ?f10"/><draw:equation draw:name="f20" draw:formula="18437 * ?f10"/><draw:equation draw:name="f21" draw:formula="18437 * ?f11"/><draw:equation draw:name="f22" draw:formula="3163 * ?f11"/><draw:equation draw:name="f23" draw:formula="?f16 / ?f9"/><draw:equation draw:name="f24" draw:formula="?f17 / ?f9"/><draw:equation draw:name="f25" draw:formula="?f18 / ?f9"/><draw:equation draw:name="f26" draw:formula="10800 * ?f10"/><draw:equation draw:name="f27" draw:formula="0 * ?f11"/><draw:equation draw:name="f28" draw:formula="0 * ?f10"/><draw:equation draw:name="f29" draw:formula="10800 * ?f11"/><draw:equation draw:name="f30" draw:formula="21600 * ?f11"/><draw:equation draw:name="f31" draw:formula="21600 * ?f10"/><draw:equation draw:name="f32" draw:formula="0 - ?f23"/><draw:equation draw:name="f33" draw:formula="?f24 - ?f1"/><draw:equation draw:name="f34" draw:formula="?f25 - ?f1"/><draw:equation draw:name="f35" draw:formula="?f32 * ?f0"/><draw:equation draw:name="f36" draw:formula="?f34 - ?f33"/><draw:equation draw:name="f37" draw:formula="?f35 / ?f8"/><draw:equation draw:name="f38" draw:formula="?f37 - ?f1"/><draw:equation draw:name="f39" draw:formula="?f38 + ?f1"/><draw:equation draw:name="f40" draw:formula="?f39 * ?f8 / ?f0"/><draw:equation draw:name="f41" draw:formula="0 - ?f40"/><draw:equation draw:name="f42" draw:formula="sin(?f41)"/><draw:equation draw:name="f43" draw:formula="0 - ?f42"/><draw:equation draw:name="f44" draw:formula="?f43"/><draw:equation draw:name="f45" draw:formula="cos(?f41)"/><draw:equation draw:name="f46" draw:formula="0 - ?f45"/><draw:equation draw:name="f47" draw:formula="?f46"/><draw:equation draw:name="f48" draw:formula="0 - ?f44"/><draw:equation draw:name="f49" draw:formula="0 - ?f47"/><draw:equation draw:name="f50" draw:formula="10800 * ?f48"/><draw:equation draw:name="f51" draw:formula="10800 * ?f49"/><draw:equation draw:name="f52" draw:formula="?f50 * ?f50"/><draw:equation draw:name="f53" draw:formula="?f51 * ?f51"/><draw:equation draw:name="f54" draw:formula="?f52 + ?f53"/><draw:equation draw:name="f55" draw:formula="sqrt(?f54)"/><draw:equation draw:name="f56" draw:formula="?f12 / ?f55"/><draw:equation draw:name="f57" draw:formula="?f48 * ?f56"/><draw:equation draw:name="f58" draw:formula="?f49 * ?f56"/><draw:equation draw:name="f59" draw:formula="10800 - ?f57"/><draw:equation draw:name="f60" draw:formula="10800 - ?f58"/><draw:equation draw:name="f61" draw:formula="?f26 / ?f10"/><draw:equation draw:name="f62" draw:formula="?f27 / ?f11"/><draw:equation draw:name="f63" draw:formula="?f19 / ?f10"/><draw:equation draw:name="f64" draw:formula="?f22 / ?f11"/><draw:equation draw:name="f65" draw:formula="?f28 / ?f10"/><draw:equation draw:name="f66" draw:formula="?f29 / ?f11"/><draw:equation draw:name="f67" draw:formula="?f21 / ?f11"/><draw:equation draw:name="f68" draw:formula="?f30 / ?f11"/><draw:equation draw:name="f69" draw:formula="?f20 / ?f10"/><draw:equation draw:name="f70" draw:formula="?f31 / ?f10"/><draw:equation draw:name="f71" draw:formula="21550000 - ?f36"/><draw:equation draw:name="f72" draw:formula="if(?f71, ?f36, 21550000)"/><draw:equation draw:name="f73" draw:formula="-21550000 - ?f72"/><draw:equation draw:name="f74" draw:formula="if(?f73, -21550000, ?f72)"/><draw:equation draw:name="f75" draw:formula="?f33 + ?f74"/><draw:equation draw:name="f76" draw:formula="?f33 + ?f1"/><draw:equation draw:name="f77" draw:formula="?f76 * ?f8 / ?f0"/><draw:equation draw:name="f78" draw:formula="0 - ?f77"/><draw:equation draw:name="f79" draw:formula="cos(?f78)"/><draw:equation draw:name="f80" draw:formula="0 - ?f79"/><draw:equation draw:name="f81" draw:formula="?f80 * ?f15"/><draw:equation draw:name="f82" draw:formula="sin(?f78)"/><draw:equation draw:name="f83" draw:formula="0 - ?f82"/><draw:equation draw:name="f84" draw:formula="?f83 * ?f15"/><draw:equation draw:name="f85" draw:formula="sqrt(?f81 * ?f81 + ?f84 * ?f84 + 0 * 0)"/><draw:equation draw:name="f86" draw:formula="?f15 * ?f15 / ?f85"/><draw:equation draw:name="f87" draw:formula="?f83 * ?f86"/><draw:equation draw:name="f88" draw:formula="?f59 - ?f87"/><draw:equation draw:name="f89" draw:formula="?f80 * ?f86"/><draw:equation draw:name="f90" draw:formula="?f60 - ?f89"/><draw:equation draw:name="f91" draw:formula="?f88 - ?f15"/><draw:equation draw:name="f92" draw:formula="?f90 - ?f15"/><draw:equation draw:name="f93" draw:formula="?f88 + ?f15"/><draw:equation draw:name="f94" draw:formula="?f90 + ?f15"/><draw:equation draw:name="f95" draw:formula="?f75 + ?f1"/><draw:equation draw:name="f96" draw:formula="?f95 * ?f8 / ?f0"/><draw:equation draw:name="f97" draw:formula="0 - ?f96"/><draw:equation draw:name="f98" draw:formula="cos(?f97)"/><draw:equation draw:name="f99" draw:formula="0 - ?f98"/><draw:equation draw:name="f100" draw:formula="?f99 * ?f15"/><draw:equation draw:name="f101" draw:formula="sin(?f97)"/><draw:equation draw:name="f102" draw:formula="0 - ?f101"/><draw:equation draw:name="f103" draw:formula="?f102 * ?f15"/><draw:equation draw:name="f104" draw:formula="sqrt(?f100 * ?f100 + ?f103 * ?f103 + 0 * 0)"/><draw:equation draw:name="f105" draw:formula="?f15 * ?f15 / ?f104"/><draw:equation draw:name="f106" draw:formula="?f102 * ?f105"/><draw:equation draw:name="f107" draw:formula="?f88 + ?f106"/><draw:equation draw:name="f108" draw:formula="?f99 * ?f105"/><draw:equation draw:name="f109" draw:formula="?f90 + ?f108"/><draw:equation draw:name="f110" draw:formula="if(?f74, ?f59, ?f91)"/><draw:equation draw:name="f111" draw:formula="if(?f74, ?f60, ?f92)"/><draw:equation draw:name="f112" draw:formula="if(?f74, ?f59, ?f93)"/><draw:equation draw:name="f113" draw:formula="if(?f74, ?f60, ?f94)"/><draw:equation draw:name="f114" draw:formula="if(?f74, ?f91, ?f107)"/><draw:equation draw:name="f115" draw:formula="if(?f74, ?f92, ?f109)"/><draw:equation draw:name="f116" draw:formula="if(?f74, ?f93, ?f107)"/><draw:equation draw:name="f117" draw:formula="if(?f74, ?f94, ?f109)"/></draw:enhanced-geometry></draw:custom-shape><draw:custom-shape svg:x="-0.3228in" svg:y="1.7083in" svg:width="0.35903in" svg:height="0.35903in" draw:z-index="29" draw:id="id22" draw:style-name="a22" draw:name="Shape23" text:anchor-type="paragraph"><svg:title/><svg:desc/><text:p text:style-name="Normal"/><draw:enhanced-geometry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5419351 / 1725033"/><draw:equation draw:name="f9" draw:formula="180"/><draw:equation draw:name="f10" draw:formula="?f7 / 21600"/><draw:equation draw:name="f11" draw:formula="?f6 / 21600"/><draw:equation draw:name="f12" draw:formula="10800 * 10800"/><draw:equation draw:name="f13" draw:formula="0"/><draw:equation draw:name="f14" draw:formula="0 - 360"/><draw:equation draw:name="f15" draw:formula="10800"/><draw:equation draw:name="f16" draw:formula="0 * ?f8"/><draw:equation draw:name="f17" draw:formula="?f13 * ?f0"/><draw:equation draw:name="f18" draw:formula="?f14 * ?f0"/><draw:equation draw:name="f19" draw:formula="3163 * ?f10"/><draw:equation draw:name="f20" draw:formula="18437 * ?f10"/><draw:equation draw:name="f21" draw:formula="18437 * ?f11"/><draw:equation draw:name="f22" draw:formula="3163 * ?f11"/><draw:equation draw:name="f23" draw:formula="?f16 / ?f9"/><draw:equation draw:name="f24" draw:formula="?f17 / ?f9"/><draw:equation draw:name="f25" draw:formula="?f18 / ?f9"/><draw:equation draw:name="f26" draw:formula="10800 * ?f10"/><draw:equation draw:name="f27" draw:formula="0 * ?f11"/><draw:equation draw:name="f28" draw:formula="0 * ?f10"/><draw:equation draw:name="f29" draw:formula="10800 * ?f11"/><draw:equation draw:name="f30" draw:formula="21600 * ?f11"/><draw:equation draw:name="f31" draw:formula="21600 * ?f10"/><draw:equation draw:name="f32" draw:formula="0 - ?f23"/><draw:equation draw:name="f33" draw:formula="?f24 - ?f1"/><draw:equation draw:name="f34" draw:formula="?f25 - ?f1"/><draw:equation draw:name="f35" draw:formula="?f32 * ?f0"/><draw:equation draw:name="f36" draw:formula="?f34 - ?f33"/><draw:equation draw:name="f37" draw:formula="?f35 / ?f8"/><draw:equation draw:name="f38" draw:formula="?f37 - ?f1"/><draw:equation draw:name="f39" draw:formula="?f38 + ?f1"/><draw:equation draw:name="f40" draw:formula="?f39 * ?f8 / ?f0"/><draw:equation draw:name="f41" draw:formula="0 - ?f40"/><draw:equation draw:name="f42" draw:formula="sin(?f41)"/><draw:equation draw:name="f43" draw:formula="0 - ?f42"/><draw:equation draw:name="f44" draw:formula="?f43"/><draw:equation draw:name="f45" draw:formula="cos(?f41)"/><draw:equation draw:name="f46" draw:formula="0 - ?f45"/><draw:equation draw:name="f47" draw:formula="?f46"/><draw:equation draw:name="f48" draw:formula="0 - ?f44"/><draw:equation draw:name="f49" draw:formula="0 - ?f47"/><draw:equation draw:name="f50" draw:formula="10800 * ?f48"/><draw:equation draw:name="f51" draw:formula="10800 * ?f49"/><draw:equation draw:name="f52" draw:formula="?f50 * ?f50"/><draw:equation draw:name="f53" draw:formula="?f51 * ?f51"/><draw:equation draw:name="f54" draw:formula="?f52 + ?f53"/><draw:equation draw:name="f55" draw:formula="sqrt(?f54)"/><draw:equation draw:name="f56" draw:formula="?f12 / ?f55"/><draw:equation draw:name="f57" draw:formula="?f48 * ?f56"/><draw:equation draw:name="f58" draw:formula="?f49 * ?f56"/><draw:equation draw:name="f59" draw:formula="10800 - ?f57"/><draw:equation draw:name="f60" draw:formula="10800 - ?f58"/><draw:equation draw:name="f61" draw:formula="?f26 / ?f10"/><draw:equation draw:name="f62" draw:formula="?f27 / ?f11"/><draw:equation draw:name="f63" draw:formula="?f19 / ?f10"/><draw:equation draw:name="f64" draw:formula="?f22 / ?f11"/><draw:equation draw:name="f65" draw:formula="?f28 / ?f10"/><draw:equation draw:name="f66" draw:formula="?f29 / ?f11"/><draw:equation draw:name="f67" draw:formula="?f21 / ?f11"/><draw:equation draw:name="f68" draw:formula="?f30 / ?f11"/><draw:equation draw:name="f69" draw:formula="?f20 / ?f10"/><draw:equation draw:name="f70" draw:formula="?f31 / ?f10"/><draw:equation draw:name="f71" draw:formula="21550000 - ?f36"/><draw:equation draw:name="f72" draw:formula="if(?f71, ?f36, 21550000)"/><draw:equation draw:name="f73" draw:formula="-21550000 - ?f72"/><draw:equation draw:name="f74" draw:formula="if(?f73, -21550000, ?f72)"/><draw:equation draw:name="f75" draw:formula="?f33 + ?f74"/><draw:equation draw:name="f76" draw:formula="?f33 + ?f1"/><draw:equation draw:name="f77" draw:formula="?f76 * ?f8 / ?f0"/><draw:equation draw:name="f78" draw:formula="0 - ?f77"/><draw:equation draw:name="f79" draw:formula="cos(?f78)"/><draw:equation draw:name="f80" draw:formula="0 - ?f79"/><draw:equation draw:name="f81" draw:formula="?f80 * ?f15"/><draw:equation draw:name="f82" draw:formula="sin(?f78)"/><draw:equation draw:name="f83" draw:formula="0 - ?f82"/><draw:equation draw:name="f84" draw:formula="?f83 * ?f15"/><draw:equation draw:name="f85" draw:formula="sqrt(?f81 * ?f81 + ?f84 * ?f84 + 0 * 0)"/><draw:equation draw:name="f86" draw:formula="?f15 * ?f15 / ?f85"/><draw:equation draw:name="f87" draw:formula="?f83 * ?f86"/><draw:equation draw:name="f88" draw:formula="?f59 - ?f87"/><draw:equation draw:name="f89" draw:formula="?f80 * ?f86"/><draw:equation draw:name="f90" draw:formula="?f60 - ?f89"/><draw:equation draw:name="f91" draw:formula="?f88 - ?f15"/><draw:equation draw:name="f92" draw:formula="?f90 - ?f15"/><draw:equation draw:name="f93" draw:formula="?f88 + ?f15"/><draw:equation draw:name="f94" draw:formula="?f90 + ?f15"/><draw:equation draw:name="f95" draw:formula="?f75 + ?f1"/><draw:equation draw:name="f96" draw:formula="?f95 * ?f8 / ?f0"/><draw:equation draw:name="f97" draw:formula="0 - ?f96"/><draw:equation draw:name="f98" draw:formula="cos(?f97)"/><draw:equation draw:name="f99" draw:formula="0 - ?f98"/><draw:equation draw:name="f100" draw:formula="?f99 * ?f15"/><draw:equation draw:name="f101" draw:formula="sin(?f97)"/><draw:equation draw:name="f102" draw:formula="0 - ?f101"/><draw:equation draw:name="f103" draw:formula="?f102 * ?f15"/><draw:equation draw:name="f104" draw:formula="sqrt(?f100 * ?f100 + ?f103 * ?f103 + 0 * 0)"/><draw:equation draw:name="f105" draw:formula="?f15 * ?f15 / ?f104"/><draw:equation draw:name="f106" draw:formula="?f102 * ?f105"/><draw:equation draw:name="f107" draw:formula="?f88 + ?f106"/><draw:equation draw:name="f108" draw:formula="?f99 * ?f105"/><draw:equation draw:name="f109" draw:formula="?f90 + ?f108"/><draw:equation draw:name="f110" draw:formula="if(?f74, ?f59, ?f91)"/><draw:equation draw:name="f111" draw:formula="if(?f74, ?f60, ?f92)"/><draw:equation draw:name="f112" draw:formula="if(?f74, ?f59, ?f93)"/><draw:equation draw:name="f113" draw:formula="if(?f74, ?f60, ?f94)"/><draw:equation draw:name="f114" draw:formula="if(?f74, ?f91, ?f107)"/><draw:equation draw:name="f115" draw:formula="if(?f74, ?f92, ?f109)"/><draw:equation draw:name="f116" draw:formula="if(?f74, ?f93, ?f107)"/><draw:equation draw:name="f117" draw:formula="if(?f74, ?f94, ?f109)"/></draw:enhanced-geometry></draw:custom-shape><draw:custom-shape svg:x="0.198in" svg:y="1.7083in" svg:width="0.41667in" svg:height="0.41667in" draw:z-index="30" draw:id="id23" draw:style-name="a23" draw:name="Shape24" text:anchor-type="paragraph"><svg:title/><svg:desc/><text:p text:style-name="Normal"/><draw:enhanced-geometry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5419351 / 1725033"/><draw:equation draw:name="f9" draw:formula="180"/><draw:equation draw:name="f10" draw:formula="?f7 / 21600"/><draw:equation draw:name="f11" draw:formula="?f6 / 21600"/><draw:equation draw:name="f12" draw:formula="10800 * 10800"/><draw:equation draw:name="f13" draw:formula="0"/><draw:equation draw:name="f14" draw:formula="0 - 360"/><draw:equation draw:name="f15" draw:formula="10800"/><draw:equation draw:name="f16" draw:formula="0 * ?f8"/><draw:equation draw:name="f17" draw:formula="?f13 * ?f0"/><draw:equation draw:name="f18" draw:formula="?f14 * ?f0"/><draw:equation draw:name="f19" draw:formula="3163 * ?f10"/><draw:equation draw:name="f20" draw:formula="18437 * ?f10"/><draw:equation draw:name="f21" draw:formula="18437 * ?f11"/><draw:equation draw:name="f22" draw:formula="3163 * ?f11"/><draw:equation draw:name="f23" draw:formula="?f16 / ?f9"/><draw:equation draw:name="f24" draw:formula="?f17 / ?f9"/><draw:equation draw:name="f25" draw:formula="?f18 / ?f9"/><draw:equation draw:name="f26" draw:formula="10800 * ?f10"/><draw:equation draw:name="f27" draw:formula="0 * ?f11"/><draw:equation draw:name="f28" draw:formula="0 * ?f10"/><draw:equation draw:name="f29" draw:formula="10800 * ?f11"/><draw:equation draw:name="f30" draw:formula="21600 * ?f11"/><draw:equation draw:name="f31" draw:formula="21600 * ?f10"/><draw:equation draw:name="f32" draw:formula="0 - ?f23"/><draw:equation draw:name="f33" draw:formula="?f24 - ?f1"/><draw:equation draw:name="f34" draw:formula="?f25 - ?f1"/><draw:equation draw:name="f35" draw:formula="?f32 * ?f0"/><draw:equation draw:name="f36" draw:formula="?f34 - ?f33"/><draw:equation draw:name="f37" draw:formula="?f35 / ?f8"/><draw:equation draw:name="f38" draw:formula="?f37 - ?f1"/><draw:equation draw:name="f39" draw:formula="?f38 + ?f1"/><draw:equation draw:name="f40" draw:formula="?f39 * ?f8 / ?f0"/><draw:equation draw:name="f41" draw:formula="0 - ?f40"/><draw:equation draw:name="f42" draw:formula="sin(?f41)"/><draw:equation draw:name="f43" draw:formula="0 - ?f42"/><draw:equation draw:name="f44" draw:formula="?f43"/><draw:equation draw:name="f45" draw:formula="cos(?f41)"/><draw:equation draw:name="f46" draw:formula="0 - ?f45"/><draw:equation draw:name="f47" draw:formula="?f46"/><draw:equation draw:name="f48" draw:formula="0 - ?f44"/><draw:equation draw:name="f49" draw:formula="0 - ?f47"/><draw:equation draw:name="f50" draw:formula="10800 * ?f48"/><draw:equation draw:name="f51" draw:formula="10800 * ?f49"/><draw:equation draw:name="f52" draw:formula="?f50 * ?f50"/><draw:equation draw:name="f53" draw:formula="?f51 * ?f51"/><draw:equation draw:name="f54" draw:formula="?f52 + ?f53"/><draw:equation draw:name="f55" draw:formula="sqrt(?f54)"/><draw:equation draw:name="f56" draw:formula="?f12 / ?f55"/><draw:equation draw:name="f57" draw:formula="?f48 * ?f56"/><draw:equation draw:name="f58" draw:formula="?f49 * ?f56"/><draw:equation draw:name="f59" draw:formula="10800 - ?f57"/><draw:equation draw:name="f60" draw:formula="10800 - ?f58"/><draw:equation draw:name="f61" draw:formula="?f26 / ?f10"/><draw:equation draw:name="f62" draw:formula="?f27 / ?f11"/><draw:equation draw:name="f63" draw:formula="?f19 / ?f10"/><draw:equation draw:name="f64" draw:formula="?f22 / ?f11"/><draw:equation draw:name="f65" draw:formula="?f28 / ?f10"/><draw:equation draw:name="f66" draw:formula="?f29 / ?f11"/><draw:equation draw:name="f67" draw:formula="?f21 / ?f11"/><draw:equation draw:name="f68" draw:formula="?f30 / ?f11"/><draw:equation draw:name="f69" draw:formula="?f20 / ?f10"/><draw:equation draw:name="f70" draw:formula="?f31 / ?f10"/><draw:equation draw:name="f71" draw:formula="21550000 - ?f36"/><draw:equation draw:name="f72" draw:formula="if(?f71, ?f36, 21550000)"/><draw:equation draw:name="f73" draw:formula="-21550000 - ?f72"/><draw:equation draw:name="f74" draw:formula="if(?f73, -21550000, ?f72)"/><draw:equation draw:name="f75" draw:formula="?f33 + ?f74"/><draw:equation draw:name="f76" draw:formula="?f33 + ?f1"/><draw:equation draw:name="f77" draw:formula="?f76 * ?f8 / ?f0"/><draw:equation draw:name="f78" draw:formula="0 - ?f77"/><draw:equation draw:name="f79" draw:formula="cos(?f78)"/><draw:equation draw:name="f80" draw:formula="0 - ?f79"/><draw:equation draw:name="f81" draw:formula="?f80 * ?f15"/><draw:equation draw:name="f82" draw:formula="sin(?f78)"/><draw:equation draw:name="f83" draw:formula="0 - ?f82"/><draw:equation draw:name="f84" draw:formula="?f83 * ?f15"/><draw:equation draw:name="f85" draw:formula="sqrt(?f81 * ?f81 + ?f84 * ?f84 + 0 * 0)"/><draw:equation draw:name="f86" draw:formula="?f15 * ?f15 / ?f85"/><draw:equation draw:name="f87" draw:formula="?f83 * ?f86"/><draw:equation draw:name="f88" draw:formula="?f59 - ?f87"/><draw:equation draw:name="f89" draw:formula="?f80 * ?f86"/><draw:equation draw:name="f90" draw:formula="?f60 - ?f89"/><draw:equation draw:name="f91" draw:formula="?f88 - ?f15"/><draw:equation draw:name="f92" draw:formula="?f90 - ?f15"/><draw:equation draw:name="f93" draw:formula="?f88 + ?f15"/><draw:equation draw:name="f94" draw:formula="?f90 + ?f15"/><draw:equation draw:name="f95" draw:formula="?f75 + ?f1"/><draw:equation draw:name="f96" draw:formula="?f95 * ?f8 / ?f0"/><draw:equation draw:name="f97" draw:formula="0 - ?f96"/><draw:equation draw:name="f98" draw:formula="cos(?f97)"/><draw:equation draw:name="f99" draw:formula="0 - ?f98"/><draw:equation draw:name="f100" draw:formula="?f99 * ?f15"/><draw:equation draw:name="f101" draw:formula="sin(?f97)"/><draw:equation draw:name="f102" draw:formula="0 - ?f101"/><draw:equation draw:name="f103" draw:formula="?f102 * ?f15"/><draw:equation draw:name="f104" draw:formula="sqrt(?f100 * ?f100 + ?f103 * ?f103 + 0 * 0)"/><draw:equation draw:name="f105" draw:formula="?f15 * ?f15 / ?f104"/><draw:equation draw:name="f106" draw:formula="?f102 * ?f105"/><draw:equation draw:name="f107" draw:formula="?f88 + ?f106"/><draw:equation draw:name="f108" draw:formula="?f99 * ?f105"/><draw:equation draw:name="f109" draw:formula="?f90 + ?f108"/><draw:equation draw:name="f110" draw:formula="if(?f74, ?f59, ?f91)"/><draw:equation draw:name="f111" draw:formula="if(?f74, ?f60, ?f92)"/><draw:equation draw:name="f112" draw:formula="if(?f74, ?f59, ?f93)"/><draw:equation draw:name="f113" draw:formula="if(?f74, ?f60, ?f94)"/><draw:equation draw:name="f114" draw:formula="if(?f74, ?f91, ?f107)"/><draw:equation draw:name="f115" draw:formula="if(?f74, ?f92, ?f109)"/><draw:equation draw:name="f116" draw:formula="if(?f74, ?f93, ?f107)"/><draw:equation draw:name="f117" draw:formula="if(?f74, ?f94, ?f109)"/></draw:enhanced-geometry></draw:custom-shape><draw:custom-shape svg:x="-0.4728in" svg:y="2.1827in" svg:width="0.33542in" svg:height="0.33542in" draw:z-index="31" draw:id="id24" draw:style-name="a24" draw:name="Shape25" text:anchor-type="paragraph"><svg:title/><svg:desc/><text:p text:style-name="Normal"/><draw:enhanced-geometry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5419351 / 1725033"/><draw:equation draw:name="f9" draw:formula="180"/><draw:equation draw:name="f10" draw:formula="?f7 / 21600"/><draw:equation draw:name="f11" draw:formula="?f6 / 21600"/><draw:equation draw:name="f12" draw:formula="10800 * 10800"/><draw:equation draw:name="f13" draw:formula="0"/><draw:equation draw:name="f14" draw:formula="0 - 360"/><draw:equation draw:name="f15" draw:formula="10800"/><draw:equation draw:name="f16" draw:formula="0 * ?f8"/><draw:equation draw:name="f17" draw:formula="?f13 * ?f0"/><draw:equation draw:name="f18" draw:formula="?f14 * ?f0"/><draw:equation draw:name="f19" draw:formula="3163 * ?f10"/><draw:equation draw:name="f20" draw:formula="18437 * ?f10"/><draw:equation draw:name="f21" draw:formula="18437 * ?f11"/><draw:equation draw:name="f22" draw:formula="3163 * ?f11"/><draw:equation draw:name="f23" draw:formula="?f16 / ?f9"/><draw:equation draw:name="f24" draw:formula="?f17 / ?f9"/><draw:equation draw:name="f25" draw:formula="?f18 / ?f9"/><draw:equation draw:name="f26" draw:formula="10800 * ?f10"/><draw:equation draw:name="f27" draw:formula="0 * ?f11"/><draw:equation draw:name="f28" draw:formula="0 * ?f10"/><draw:equation draw:name="f29" draw:formula="10800 * ?f11"/><draw:equation draw:name="f30" draw:formula="21600 * ?f11"/><draw:equation draw:name="f31" draw:formula="21600 * ?f10"/><draw:equation draw:name="f32" draw:formula="0 - ?f23"/><draw:equation draw:name="f33" draw:formula="?f24 - ?f1"/><draw:equation draw:name="f34" draw:formula="?f25 - ?f1"/><draw:equation draw:name="f35" draw:formula="?f32 * ?f0"/><draw:equation draw:name="f36" draw:formula="?f34 - ?f33"/><draw:equation draw:name="f37" draw:formula="?f35 / ?f8"/><draw:equation draw:name="f38" draw:formula="?f37 - ?f1"/><draw:equation draw:name="f39" draw:formula="?f38 + ?f1"/><draw:equation draw:name="f40" draw:formula="?f39 * ?f8 / ?f0"/><draw:equation draw:name="f41" draw:formula="0 - ?f40"/><draw:equation draw:name="f42" draw:formula="sin(?f41)"/><draw:equation draw:name="f43" draw:formula="0 - ?f42"/><draw:equation draw:name="f44" draw:formula="?f43"/><draw:equation draw:name="f45" draw:formula="cos(?f41)"/><draw:equation draw:name="f46" draw:formula="0 - ?f45"/><draw:equation draw:name="f47" draw:formula="?f46"/><draw:equation draw:name="f48" draw:formula="0 - ?f44"/><draw:equation draw:name="f49" draw:formula="0 - ?f47"/><draw:equation draw:name="f50" draw:formula="10800 * ?f48"/><draw:equation draw:name="f51" draw:formula="10800 * ?f49"/><draw:equation draw:name="f52" draw:formula="?f50 * ?f50"/><draw:equation draw:name="f53" draw:formula="?f51 * ?f51"/><draw:equation draw:name="f54" draw:formula="?f52 + ?f53"/><draw:equation draw:name="f55" draw:formula="sqrt(?f54)"/><draw:equation draw:name="f56" draw:formula="?f12 / ?f55"/><draw:equation draw:name="f57" draw:formula="?f48 * ?f56"/><draw:equation draw:name="f58" draw:formula="?f49 * ?f56"/><draw:equation draw:name="f59" draw:formula="10800 - ?f57"/><draw:equation draw:name="f60" draw:formula="10800 - ?f58"/><draw:equation draw:name="f61" draw:formula="?f26 / ?f10"/><draw:equation draw:name="f62" draw:formula="?f27 / ?f11"/><draw:equation draw:name="f63" draw:formula="?f19 / ?f10"/><draw:equation draw:name="f64" draw:formula="?f22 / ?f11"/><draw:equation draw:name="f65" draw:formula="?f28 / ?f10"/><draw:equation draw:name="f66" draw:formula="?f29 / ?f11"/><draw:equation draw:name="f67" draw:formula="?f21 / ?f11"/><draw:equation draw:name="f68" draw:formula="?f30 / ?f11"/><draw:equation draw:name="f69" draw:formula="?f20 / ?f10"/><draw:equation draw:name="f70" draw:formula="?f31 / ?f10"/><draw:equation draw:name="f71" draw:formula="21550000 - ?f36"/><draw:equation draw:name="f72" draw:formula="if(?f71, ?f36, 21550000)"/><draw:equation draw:name="f73" draw:formula="-21550000 - ?f72"/><draw:equation draw:name="f74" draw:formula="if(?f73, -21550000, ?f72)"/><draw:equation draw:name="f75" draw:formula="?f33 + ?f74"/><draw:equation draw:name="f76" draw:formula="?f33 + ?f1"/><draw:equation draw:name="f77" draw:formula="?f76 * ?f8 / ?f0"/><draw:equation draw:name="f78" draw:formula="0 - ?f77"/><draw:equation draw:name="f79" draw:formula="cos(?f78)"/><draw:equation draw:name="f80" draw:formula="0 - ?f79"/><draw:equation draw:name="f81" draw:formula="?f80 * ?f15"/><draw:equation draw:name="f82" draw:formula="sin(?f78)"/><draw:equation draw:name="f83" draw:formula="0 - ?f82"/><draw:equation draw:name="f84" draw:formula="?f83 * ?f15"/><draw:equation draw:name="f85" draw:formula="sqrt(?f81 * ?f81 + ?f84 * ?f84 + 0 * 0)"/><draw:equation draw:name="f86" draw:formula="?f15 * ?f15 / ?f85"/><draw:equation draw:name="f87" draw:formula="?f83 * ?f86"/><draw:equation draw:name="f88" draw:formula="?f59 - ?f87"/><draw:equation draw:name="f89" draw:formula="?f80 * ?f86"/><draw:equation draw:name="f90" draw:formula="?f60 - ?f89"/><draw:equation draw:name="f91" draw:formula="?f88 - ?f15"/><draw:equation draw:name="f92" draw:formula="?f90 - ?f15"/><draw:equation draw:name="f93" draw:formula="?f88 + ?f15"/><draw:equation draw:name="f94" draw:formula="?f90 + ?f15"/><draw:equation draw:name="f95" draw:formula="?f75 + ?f1"/><draw:equation draw:name="f96" draw:formula="?f95 * ?f8 / ?f0"/><draw:equation draw:name="f97" draw:formula="0 - ?f96"/><draw:equation draw:name="f98" draw:formula="cos(?f97)"/><draw:equation draw:name="f99" draw:formula="0 - ?f98"/><draw:equation draw:name="f100" draw:formula="?f99 * ?f15"/><draw:equation draw:name="f101" draw:formula="sin(?f97)"/><draw:equation draw:name="f102" draw:formula="0 - ?f101"/><draw:equation draw:name="f103" draw:formula="?f102 * ?f15"/><draw:equation draw:name="f104" draw:formula="sqrt(?f100 * ?f100 + ?f103 * ?f103 + 0 * 0)"/><draw:equation draw:name="f105" draw:formula="?f15 * ?f15 / ?f104"/><draw:equation draw:name="f106" draw:formula="?f102 * ?f105"/><draw:equation draw:name="f107" draw:formula="?f88 + ?f106"/><draw:equation draw:name="f108" draw:formula="?f99 * ?f105"/><draw:equation draw:name="f109" draw:formula="?f90 + ?f108"/><draw:equation draw:name="f110" draw:formula="if(?f74, ?f59, ?f91)"/><draw:equation draw:name="f111" draw:formula="if(?f74, ?f60, ?f92)"/><draw:equation draw:name="f112" draw:formula="if(?f74, ?f59, ?f93)"/><draw:equation draw:name="f113" draw:formula="if(?f74, ?f60, ?f94)"/><draw:equation draw:name="f114" draw:formula="if(?f74, ?f91, ?f107)"/><draw:equation draw:name="f115" draw:formula="if(?f74, ?f92, ?f109)"/><draw:equation draw:name="f116" draw:formula="if(?f74, ?f93, ?f107)"/><draw:equation draw:name="f117" draw:formula="if(?f74, ?f94, ?f109)"/></draw:enhanced-geometry></draw:custom-shape><draw:connector draw:type="line" svg:x1="0.522in" svg:y1="0.6547in" svg:x2="0.90325in" svg:y2="1.129in" draw:z-index="7" draw:id="id25" draw:style-name="a25" draw:name="Shape26" text:anchor-type="paragraph"><svg:title/><svg:desc/></draw:connector><draw:connector draw:type="line" svg:x1="0.39465in" svg:y1="0.5854in" svg:x2="0.1634in" svg:y2="1.30276in" draw:z-index="6" draw:id="id26" draw:style-name="a26" draw:name="Shape27" text:anchor-type="paragraph"><svg:title/><svg:desc/></draw:connector><draw:connector draw:type="line" svg:x1="0.2909in" svg:y1="1.3839in" svg:x2="0.39507in" svg:y2="1.95057in" draw:z-index="5" draw:id="id27" draw:style-name="a27" draw:name="Shape28" text:anchor-type="paragraph"><svg:title/><svg:desc/></draw:connector><draw:connector draw:type="line" svg:x1="0.05844in" svg:y1="1.4071in" svg:x2="-0.1492in" svg:y2="1.8821in" draw:z-index="4" draw:id="id28" draw:style-name="a28" draw:name="Shape29" text:anchor-type="paragraph"><svg:title/><svg:desc/></draw:connector><draw:connector draw:type="line" svg:x1="-0.14932in" svg:y1="2.0673in" svg:x2="-0.2764in" svg:y2="2.34438in" draw:z-index="8" draw:id="id29" draw:style-name="a29" draw:name="Shape30" text:anchor-type="paragraph"><svg:title/><svg:desc/></draw:connector>-<text:s/>Draw most<text:s/>unbalanced<text:s/>height 3 AVL w/ fewest nodes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- On every insert and removal from a BST, we apply the AVL algorithm w/ever the tree becomes unbalanced(non-AVL<text:s/>compliant)</text:p>
      <text:p text:style-name="Standard"/>
      <text:p text:style-name="Standard">-<text:s/><text:span text:style-name="T3">balance factor</text:span><text:s/>= right height – left height</text:p>
      <text:p text:style-name="Standard"/>
      <text:p text:style-name="Standard">-<text:s/><text:span text:style-name="T4">left rotation</text:span>: occur when bal factor is &gt; 1</text:p>
      <text:p text:style-name="Standard">1: at the node whose left and right height differ by more than 1:</text:p>
      <text:p text:style-name="Standard">2: Let original root = node id’d in step 1</text:p>
      <text:p text:style-name="Standard">3: let new root = original root → right child</text:p>
      <text:p text:style-name="Standard">4: original root → right<text:s/>child = new root→left child (reassign OR’s right child)</text:p>
      <text:p text:style-name="Standard">5: New root → left child = original root</text:p>
      <text:p text:style-name="Standard"/>
      <text:p text:style-name="Standard"><draw:custom-shape svg:x="2.9874in" svg:y="0.0681in" svg:width="0.00069in" svg:height="0.03472in" draw:z-index="35" draw:id="id30" draw:style-name="a30" draw:name="Shape36" text:anchor-type="paragraph"><svg:title/><svg:desc/><text:p text:style-name="Normal"/><draw:enhanced-geometry draw:type="non-primitive" svg:viewBox="0 0 21600 21600" draw:enhanced-path="M ?f10 ?f8 L ?f9 ?f10 ?f10 ?f9 ?f8 ?f10 ?f10 ?f8 Z N" draw:text-areas="?f27 ?f29 ?f28 ?f30" draw:glue-points="?f21 ?f22 ?f23 ?f24 ?f21 ?f25 ?f26 ?f24" draw:glue-point-leaving-directions="-0, -0, -0, -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10800"/><draw:equation draw:name="f11" draw:formula="5400 * ?f6"/><draw:equation draw:name="f12" draw:formula="16200 * ?f6"/><draw:equation draw:name="f13" draw:formula="16200 * ?f7"/><draw:equation draw:name="f14" draw:formula="5400 * ?f7"/><draw:equation draw:name="f15" draw:formula="10800 * ?f6"/><draw:equation draw:name="f16" draw:formula="0 * ?f7"/><draw:equation draw:name="f17" draw:formula="0 * ?f6"/><draw:equation draw:name="f18" draw:formula="10800 * ?f7"/><draw:equation draw:name="f19" draw:formula="21600 * ?f7"/><draw:equation draw:name="f20" draw:formula="21600 * ?f6"/><draw:equation draw:name="f21" draw:formula="?f15 / ?f6"/><draw:equation draw:name="f22" draw:formula="?f16 / ?f7"/><draw:equation draw:name="f23" draw:formula="?f17 / ?f6"/><draw:equation draw:name="f24" draw:formula="?f18 / ?f7"/><draw:equation draw:name="f25" draw:formula="?f19 / ?f7"/><draw:equation draw:name="f26" draw:formula="?f20 / ?f6"/><draw:equation draw:name="f27" draw:formula="?f11 / ?f6"/><draw:equation draw:name="f28" draw:formula="?f12 / ?f6"/><draw:equation draw:name="f29" draw:formula="?f14 / ?f7"/><draw:equation draw:name="f30" draw:formula="?f13 / ?f7"/></draw:enhanced-geometry></draw:custom-shape>-<text:s/><text:span text:style-name="T5">right rotation<text:s/></text:span>occurs when bal factor &lt; -1 (Exact opposite of left rotation)</text:p>
      <text:p text:style-name="Standard">1: occur at node whose left and right height differ by less than -1</text:p>
      <text:p text:style-name="Standard">2: let<text:s/>original root = node id’d in step 1</text:p>
      <text:p text:style-name="Standard">3: let new root = original root → left child</text:p>
      <text:p text:style-name="Standard">4: original root → left child = new root → right child</text:p>
      <text:p text:style-name="Standard">5: new root → right child = original root</text:p>
      <text:p text:style-name="P6"/>
      <text:p text:style-name="Standard"><draw:custom-shape svg:x="5.5453in" svg:y="0.2417in" svg:width="0.625in" svg:height="0.625in" draw:z-index="32" draw:id="id31" draw:style-name="a31" draw:name="Shape31" text:anchor-type="paragraph"><svg:title/><svg:desc/><text:p text:style-name="Normal"/><draw:enhanced-geometry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5419351 / 1725033"/><draw:equation draw:name="f9" draw:formula="180"/><draw:equation draw:name="f10" draw:formula="?f7 / 21600"/><draw:equation draw:name="f11" draw:formula="?f6 / 21600"/><draw:equation draw:name="f12" draw:formula="10800 * 10800"/><draw:equation draw:name="f13" draw:formula="0"/><draw:equation draw:name="f14" draw:formula="0 - 360"/><draw:equation draw:name="f15" draw:formula="10800"/><draw:equation draw:name="f16" draw:formula="0 * ?f8"/><draw:equation draw:name="f17" draw:formula="?f13 * ?f0"/><draw:equation draw:name="f18" draw:formula="?f14 * ?f0"/><draw:equation draw:name="f19" draw:formula="3163 * ?f10"/><draw:equation draw:name="f20" draw:formula="18437 * ?f10"/><draw:equation draw:name="f21" draw:formula="18437 * ?f11"/><draw:equation draw:name="f22" draw:formula="3163 * ?f11"/><draw:equation draw:name="f23" draw:formula="?f16 / ?f9"/><draw:equation draw:name="f24" draw:formula="?f17 / ?f9"/><draw:equation draw:name="f25" draw:formula="?f18 / ?f9"/><draw:equation draw:name="f26" draw:formula="10800 * ?f10"/><draw:equation draw:name="f27" draw:formula="0 * ?f11"/><draw:equation draw:name="f28" draw:formula="0 * ?f10"/><draw:equation draw:name="f29" draw:formula="10800 * ?f11"/><draw:equation draw:name="f30" draw:formula="21600 * ?f11"/><draw:equation draw:name="f31" draw:formula="21600 * ?f10"/><draw:equation draw:name="f32" draw:formula="0 - ?f23"/><draw:equation draw:name="f33" draw:formula="?f24 - ?f1"/><draw:equation draw:name="f34" draw:formula="?f25 - ?f1"/><draw:equation draw:name="f35" draw:formula="?f32 * ?f0"/><draw:equation draw:name="f36" draw:formula="?f34 - ?f33"/><draw:equation draw:name="f37" draw:formula="?f35 / ?f8"/><draw:equation draw:name="f38" draw:formula="?f37 - ?f1"/><draw:equation draw:name="f39" draw:formula="?f38 + ?f1"/><draw:equation draw:name="f40" draw:formula="?f39 * ?f8 / ?f0"/><draw:equation draw:name="f41" draw:formula="0 - ?f40"/><draw:equation draw:name="f42" draw:formula="sin(?f41)"/><draw:equation draw:name="f43" draw:formula="0 - ?f42"/><draw:equation draw:name="f44" draw:formula="?f43"/><draw:equation draw:name="f45" draw:formula="cos(?f41)"/><draw:equation draw:name="f46" draw:formula="0 - ?f45"/><draw:equation draw:name="f47" draw:formula="?f46"/><draw:equation draw:name="f48" draw:formula="0 - ?f44"/><draw:equation draw:name="f49" draw:formula="0 - ?f47"/><draw:equation draw:name="f50" draw:formula="10800 * ?f48"/><draw:equation draw:name="f51" draw:formula="10800 * ?f49"/><draw:equation draw:name="f52" draw:formula="?f50 * ?f50"/><draw:equation draw:name="f53" draw:formula="?f51 * ?f51"/><draw:equation draw:name="f54" draw:formula="?f52 + ?f53"/><draw:equation draw:name="f55" draw:formula="sqrt(?f54)"/><draw:equation draw:name="f56" draw:formula="?f12 / ?f55"/><draw:equation draw:name="f57" draw:formula="?f48 * ?f56"/><draw:equation draw:name="f58" draw:formula="?f49 * ?f56"/><draw:equation draw:name="f59" draw:formula="10800 - ?f57"/><draw:equation draw:name="f60" draw:formula="10800 - ?f58"/><draw:equation draw:name="f61" draw:formula="?f26 / ?f10"/><draw:equation draw:name="f62" draw:formula="?f27 / ?f11"/><draw:equation draw:name="f63" draw:formula="?f19 / ?f10"/><draw:equation draw:name="f64" draw:formula="?f22 / ?f11"/><draw:equation draw:name="f65" draw:formula="?f28 / ?f10"/><draw:equation draw:name="f66" draw:formula="?f29 / ?f11"/><draw:equation draw:name="f67" draw:formula="?f21 / ?f11"/><draw:equation draw:name="f68" draw:formula="?f30 / ?f11"/><draw:equation draw:name="f69" draw:formula="?f20 / ?f10"/><draw:equation draw:name="f70" draw:formula="?f31 / ?f10"/><draw:equation draw:name="f71" draw:formula="21550000 - ?f36"/><draw:equation draw:name="f72" draw:formula="if(?f71, ?f36, 21550000)"/><draw:equation draw:name="f73" draw:formula="-21550000 - ?f72"/><draw:equation draw:name="f74" draw:formula="if(?f73, -21550000, ?f72)"/><draw:equation draw:name="f75" draw:formula="?f33 + ?f74"/><draw:equation draw:name="f76" draw:formula="?f33 + ?f1"/><draw:equation draw:name="f77" draw:formula="?f76 * ?f8 / ?f0"/><draw:equation draw:name="f78" draw:formula="0 - ?f77"/><draw:equation draw:name="f79" draw:formula="cos(?f78)"/><draw:equation draw:name="f80" draw:formula="0 - ?f79"/><draw:equation draw:name="f81" draw:formula="?f80 * ?f15"/><draw:equation draw:name="f82" draw:formula="sin(?f78)"/><draw:equation draw:name="f83" draw:formula="0 - ?f82"/><draw:equation draw:name="f84" draw:formula="?f83 * ?f15"/><draw:equation draw:name="f85" draw:formula="sqrt(?f81 * ?f81 + ?f84 * ?f84 + 0 * 0)"/><draw:equation draw:name="f86" draw:formula="?f15 * ?f15 / ?f85"/><draw:equation draw:name="f87" draw:formula="?f83 * ?f86"/><draw:equation draw:name="f88" draw:formula="?f59 - ?f87"/><draw:equation draw:name="f89" draw:formula="?f80 * ?f86"/><draw:equation draw:name="f90" draw:formula="?f60 - ?f89"/><draw:equation draw:name="f91" draw:formula="?f88 - ?f15"/><draw:equation draw:name="f92" draw:formula="?f90 - ?f15"/><draw:equation draw:name="f93" draw:formula="?f88 + ?f15"/><draw:equation draw:name="f94" draw:formula="?f90 + ?f15"/><draw:equation draw:name="f95" draw:formula="?f75 + ?f1"/><draw:equation draw:name="f96" draw:formula="?f95 * ?f8 / ?f0"/><draw:equation draw:name="f97" draw:formula="0 - ?f96"/><draw:equation draw:name="f98" draw:formula="cos(?f97)"/><draw:equation draw:name="f99" draw:formula="0 - ?f98"/><draw:equation draw:name="f100" draw:formula="?f99 * ?f15"/><draw:equation draw:name="f101" draw:formula="sin(?f97)"/><draw:equation draw:name="f102" draw:formula="0 - ?f101"/><draw:equation draw:name="f103" draw:formula="?f102 * ?f15"/><draw:equation draw:name="f104" draw:formula="sqrt(?f100 * ?f100 + ?f103 * ?f103 + 0 * 0)"/><draw:equation draw:name="f105" draw:formula="?f15 * ?f15 / ?f104"/><draw:equation draw:name="f106" draw:formula="?f102 * ?f105"/><draw:equation draw:name="f107" draw:formula="?f88 + ?f106"/><draw:equation draw:name="f108" draw:formula="?f99 * ?f105"/><draw:equation draw:name="f109" draw:formula="?f90 + ?f108"/><draw:equation draw:name="f110" draw:formula="if(?f74, ?f59, ?f91)"/><draw:equation draw:name="f111" draw:formula="if(?f74, ?f60, ?f92)"/><draw:equation draw:name="f112" draw:formula="if(?f74, ?f59, ?f93)"/><draw:equation draw:name="f113" draw:formula="if(?f74, ?f60, ?f94)"/><draw:equation draw:name="f114" draw:formula="if(?f74, ?f91, ?f107)"/><draw:equation draw:name="f115" draw:formula="if(?f74, ?f92, ?f109)"/><draw:equation draw:name="f116" draw:formula="if(?f74, ?f93, ?f107)"/><draw:equation draw:name="f117" draw:formula="if(?f74, ?f94, ?f109)"/></draw:enhanced-geometry></draw:custom-shape>- This is the simplest unbalanced AVL tree<text:s/>possible. Right Heavy with<text:s/>a bal factor of 2.</text:p>
      <text:p text:style-name="Standard"><draw:custom-shape svg:x="6.2516in" svg:y="0.328in" svg:width="0.59097in" svg:height="0.59097in" draw:z-index="33" draw:id="id32" draw:style-name="a32" draw:name="Shape32" text:anchor-type="paragraph"><svg:title/><svg:desc/><text:p text:style-name="Normal"/><draw:enhanced-geometry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5419351 / 1725033"/><draw:equation draw:name="f9" draw:formula="180"/><draw:equation draw:name="f10" draw:formula="?f7 / 21600"/><draw:equation draw:name="f11" draw:formula="?f6 / 21600"/><draw:equation draw:name="f12" draw:formula="10800 * 10800"/><draw:equation draw:name="f13" draw:formula="0"/><draw:equation draw:name="f14" draw:formula="0 - 360"/><draw:equation draw:name="f15" draw:formula="10800"/><draw:equation draw:name="f16" draw:formula="0 * ?f8"/><draw:equation draw:name="f17" draw:formula="?f13 * ?f0"/><draw:equation draw:name="f18" draw:formula="?f14 * ?f0"/><draw:equation draw:name="f19" draw:formula="3163 * ?f10"/><draw:equation draw:name="f20" draw:formula="18437 * ?f10"/><draw:equation draw:name="f21" draw:formula="18437 * ?f11"/><draw:equation draw:name="f22" draw:formula="3163 * ?f11"/><draw:equation draw:name="f23" draw:formula="?f16 / ?f9"/><draw:equation draw:name="f24" draw:formula="?f17 / ?f9"/><draw:equation draw:name="f25" draw:formula="?f18 / ?f9"/><draw:equation draw:name="f26" draw:formula="10800 * ?f10"/><draw:equation draw:name="f27" draw:formula="0 * ?f11"/><draw:equation draw:name="f28" draw:formula="0 * ?f10"/><draw:equation draw:name="f29" draw:formula="10800 * ?f11"/><draw:equation draw:name="f30" draw:formula="21600 * ?f11"/><draw:equation draw:name="f31" draw:formula="21600 * ?f10"/><draw:equation draw:name="f32" draw:formula="0 - ?f23"/><draw:equation draw:name="f33" draw:formula="?f24 - ?f1"/><draw:equation draw:name="f34" draw:formula="?f25 - ?f1"/><draw:equation draw:name="f35" draw:formula="?f32 * ?f0"/><draw:equation draw:name="f36" draw:formula="?f34 - ?f33"/><draw:equation draw:name="f37" draw:formula="?f35 / ?f8"/><draw:equation draw:name="f38" draw:formula="?f37 - ?f1"/><draw:equation draw:name="f39" draw:formula="?f38 + ?f1"/><draw:equation draw:name="f40" draw:formula="?f39 * ?f8 / ?f0"/><draw:equation draw:name="f41" draw:formula="0 - ?f40"/><draw:equation draw:name="f42" draw:formula="sin(?f41)"/><draw:equation draw:name="f43" draw:formula="0 - ?f42"/><draw:equation draw:name="f44" draw:formula="?f43"/><draw:equation draw:name="f45" draw:formula="cos(?f41)"/><draw:equation draw:name="f46" draw:formula="0 - ?f45"/><draw:equation draw:name="f47" draw:formula="?f46"/><draw:equation draw:name="f48" draw:formula="0 - ?f44"/><draw:equation draw:name="f49" draw:formula="0 - ?f47"/><draw:equation draw:name="f50" draw:formula="10800 * ?f48"/><draw:equation draw:name="f51" draw:formula="10800 * ?f49"/><draw:equation draw:name="f52" draw:formula="?f50 * ?f50"/><draw:equation draw:name="f53" draw:formula="?f51 * ?f51"/><draw:equation draw:name="f54" draw:formula="?f52 + ?f53"/><draw:equation draw:name="f55" draw:formula="sqrt(?f54)"/><draw:equation draw:name="f56" draw:formula="?f12 / ?f55"/><draw:equation draw:name="f57" draw:formula="?f48 * ?f56"/><draw:equation draw:name="f58" draw:formula="?f49 * ?f56"/><draw:equation draw:name="f59" draw:formula="10800 - ?f57"/><draw:equation draw:name="f60" draw:formula="10800 - ?f58"/><draw:equation draw:name="f61" draw:formula="?f26 / ?f10"/><draw:equation draw:name="f62" draw:formula="?f27 / ?f11"/><draw:equation draw:name="f63" draw:formula="?f19 / ?f10"/><draw:equation draw:name="f64" draw:formula="?f22 / ?f11"/><draw:equation draw:name="f65" draw:formula="?f28 / ?f10"/><draw:equation draw:name="f66" draw:formula="?f29 / ?f11"/><draw:equation draw:name="f67" draw:formula="?f21 / ?f11"/><draw:equation draw:name="f68" draw:formula="?f30 / ?f11"/><draw:equation draw:name="f69" draw:formula="?f20 / ?f10"/><draw:equation draw:name="f70" draw:formula="?f31 / ?f10"/><draw:equation draw:name="f71" draw:formula="21550000 - ?f36"/><draw:equation draw:name="f72" draw:formula="if(?f71, ?f36, 21550000)"/><draw:equation draw:name="f73" draw:formula="-21550000 - ?f72"/><draw:equation draw:name="f74" draw:formula="if(?f73, -21550000, ?f72)"/><draw:equation draw:name="f75" draw:formula="?f33 + ?f74"/><draw:equation draw:name="f76" draw:formula="?f33 + ?f1"/><draw:equation draw:name="f77" draw:formula="?f76 * ?f8 / ?f0"/><draw:equation draw:name="f78" draw:formula="0 - ?f77"/><draw:equation draw:name="f79" draw:formula="cos(?f78)"/><draw:equation draw:name="f80" draw:formula="0 - ?f79"/><draw:equation draw:name="f81" draw:formula="?f80 * ?f15"/><draw:equation draw:name="f82" draw:formula="sin(?f78)"/><draw:equation draw:name="f83" draw:formula="0 - ?f82"/><draw:equation draw:name="f84" draw:formula="?f83 * ?f15"/><draw:equation draw:name="f85" draw:formula="sqrt(?f81 * ?f81 + ?f84 * ?f84 + 0 * 0)"/><draw:equation draw:name="f86" draw:formula="?f15 * ?f15 / ?f85"/><draw:equation draw:name="f87" draw:formula="?f83 * ?f86"/><draw:equation draw:name="f88" draw:formula="?f59 - ?f87"/><draw:equation draw:name="f89" draw:formula="?f80 * ?f86"/><draw:equation draw:name="f90" draw:formula="?f60 - ?f89"/><draw:equation draw:name="f91" draw:formula="?f88 - ?f15"/><draw:equation draw:name="f92" draw:formula="?f90 - ?f15"/><draw:equation draw:name="f93" draw:formula="?f88 + ?f15"/><draw:equation draw:name="f94" draw:formula="?f90 + ?f15"/><draw:equation draw:name="f95" draw:formula="?f75 + ?f1"/><draw:equation draw:name="f96" draw:formula="?f95 * ?f8 / ?f0"/><draw:equation draw:name="f97" draw:formula="0 - ?f96"/><draw:equation draw:name="f98" draw:formula="cos(?f97)"/><draw:equation draw:name="f99" draw:formula="0 - ?f98"/><draw:equation draw:name="f100" draw:formula="?f99 * ?f15"/><draw:equation draw:name="f101" draw:formula="sin(?f97)"/><draw:equation draw:name="f102" draw:formula="0 - ?f101"/><draw:equation draw:name="f103" draw:formula="?f102 * ?f15"/><draw:equation draw:name="f104" draw:formula="sqrt(?f100 * ?f100 + ?f103 * ?f103 + 0 * 0)"/><draw:equation draw:name="f105" draw:formula="?f15 * ?f15 / ?f104"/><draw:equation draw:name="f106" draw:formula="?f102 * ?f105"/><draw:equation draw:name="f107" draw:formula="?f88 + ?f106"/><draw:equation draw:name="f108" draw:formula="?f99 * ?f105"/><draw:equation draw:name="f109" draw:formula="?f90 + ?f108"/><draw:equation draw:name="f110" draw:formula="if(?f74, ?f59, ?f91)"/><draw:equation draw:name="f111" draw:formula="if(?f74, ?f60, ?f92)"/><draw:equation draw:name="f112" draw:formula="if(?f74, ?f59, ?f93)"/><draw:equation draw:name="f113" draw:formula="if(?f74, ?f60, ?f94)"/><draw:equation draw:name="f114" draw:formula="if(?f74, ?f91, ?f107)"/><draw:equation draw:name="f115" draw:formula="if(?f74, ?f92, ?f109)"/><draw:equation draw:name="f116" draw:formula="if(?f74, ?f93, ?f107)"/><draw:equation draw:name="f117" draw:formula="if(?f74, ?f94, ?f109)"/></draw:enhanced-geometry></draw:custom-shape>- We need to pull the tree to the left</text:p>
      <text:p text:style-name="Standard"><draw:connector draw:type="line" svg:x1="6.0661in" svg:y1="0.052in" svg:x2="6.56402in" svg:y2="0.41033in" draw:z-index="251659264" draw:id="id33" draw:style-name="a33" draw:name="Shape34" text:anchor-type="paragraph"><svg:title/><svg:desc/></draw:connector></text:p>
      <text:p text:style-name="Standard">-<text:s/>Its<text:s/>reflection has a bal factor of -2</text:p>
      <text:p text:style-name="Standard"><draw:custom-shape svg:x="6.9346in" svg:y="0.161in" svg:width="0.55556in" svg:height="0.55556in" draw:z-index="34" draw:id="id34" draw:style-name="a34" draw:name="Shape33" text:anchor-type="paragraph"><svg:title/><svg:desc/><text:p text:style-name="Normal"/><draw:enhanced-geometry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5419351 / 1725033"/><draw:equation draw:name="f9" draw:formula="180"/><draw:equation draw:name="f10" draw:formula="?f7 / 21600"/><draw:equation draw:name="f11" draw:formula="?f6 / 21600"/><draw:equation draw:name="f12" draw:formula="10800 * 10800"/><draw:equation draw:name="f13" draw:formula="0"/><draw:equation draw:name="f14" draw:formula="0 - 360"/><draw:equation draw:name="f15" draw:formula="10800"/><draw:equation draw:name="f16" draw:formula="0 * ?f8"/><draw:equation draw:name="f17" draw:formula="?f13 * ?f0"/><draw:equation draw:name="f18" draw:formula="?f14 * ?f0"/><draw:equation draw:name="f19" draw:formula="3163 * ?f10"/><draw:equation draw:name="f20" draw:formula="18437 * ?f10"/><draw:equation draw:name="f21" draw:formula="18437 * ?f11"/><draw:equation draw:name="f22" draw:formula="3163 * ?f11"/><draw:equation draw:name="f23" draw:formula="?f16 / ?f9"/><draw:equation draw:name="f24" draw:formula="?f17 / ?f9"/><draw:equation draw:name="f25" draw:formula="?f18 / ?f9"/><draw:equation draw:name="f26" draw:formula="10800 * ?f10"/><draw:equation draw:name="f27" draw:formula="0 * ?f11"/><draw:equation draw:name="f28" draw:formula="0 * ?f10"/><draw:equation draw:name="f29" draw:formula="10800 * ?f11"/><draw:equation draw:name="f30" draw:formula="21600 * ?f11"/><draw:equation draw:name="f31" draw:formula="21600 * ?f10"/><draw:equation draw:name="f32" draw:formula="0 - ?f23"/><draw:equation draw:name="f33" draw:formula="?f24 - ?f1"/><draw:equation draw:name="f34" draw:formula="?f25 - ?f1"/><draw:equation draw:name="f35" draw:formula="?f32 * ?f0"/><draw:equation draw:name="f36" draw:formula="?f34 - ?f33"/><draw:equation draw:name="f37" draw:formula="?f35 / ?f8"/><draw:equation draw:name="f38" draw:formula="?f37 - ?f1"/><draw:equation draw:name="f39" draw:formula="?f38 + ?f1"/><draw:equation draw:name="f40" draw:formula="?f39 * ?f8 / ?f0"/><draw:equation draw:name="f41" draw:formula="0 - ?f40"/><draw:equation draw:name="f42" draw:formula="sin(?f41)"/><draw:equation draw:name="f43" draw:formula="0 - ?f42"/><draw:equation draw:name="f44" draw:formula="?f43"/><draw:equation draw:name="f45" draw:formula="cos(?f41)"/><draw:equation draw:name="f46" draw:formula="0 - ?f45"/><draw:equation draw:name="f47" draw:formula="?f46"/><draw:equation draw:name="f48" draw:formula="0 - ?f44"/><draw:equation draw:name="f49" draw:formula="0 - ?f47"/><draw:equation draw:name="f50" draw:formula="10800 * ?f48"/><draw:equation draw:name="f51" draw:formula="10800 * ?f49"/><draw:equation draw:name="f52" draw:formula="?f50 * ?f50"/><draw:equation draw:name="f53" draw:formula="?f51 * ?f51"/><draw:equation draw:name="f54" draw:formula="?f52 + ?f53"/><draw:equation draw:name="f55" draw:formula="sqrt(?f54)"/><draw:equation draw:name="f56" draw:formula="?f12 / ?f55"/><draw:equation draw:name="f57" draw:formula="?f48 * ?f56"/><draw:equation draw:name="f58" draw:formula="?f49 * ?f56"/><draw:equation draw:name="f59" draw:formula="10800 - ?f57"/><draw:equation draw:name="f60" draw:formula="10800 - ?f58"/><draw:equation draw:name="f61" draw:formula="?f26 / ?f10"/><draw:equation draw:name="f62" draw:formula="?f27 / ?f11"/><draw:equation draw:name="f63" draw:formula="?f19 / ?f10"/><draw:equation draw:name="f64" draw:formula="?f22 / ?f11"/><draw:equation draw:name="f65" draw:formula="?f28 / ?f10"/><draw:equation draw:name="f66" draw:formula="?f29 / ?f11"/><draw:equation draw:name="f67" draw:formula="?f21 / ?f11"/><draw:equation draw:name="f68" draw:formula="?f30 / ?f11"/><draw:equation draw:name="f69" draw:formula="?f20 / ?f10"/><draw:equation draw:name="f70" draw:formula="?f31 / ?f10"/><draw:equation draw:name="f71" draw:formula="21550000 - ?f36"/><draw:equation draw:name="f72" draw:formula="if(?f71, ?f36, 21550000)"/><draw:equation draw:name="f73" draw:formula="-21550000 - ?f72"/><draw:equation draw:name="f74" draw:formula="if(?f73, -21550000, ?f72)"/><draw:equation draw:name="f75" draw:formula="?f33 + ?f74"/><draw:equation draw:name="f76" draw:formula="?f33 + ?f1"/><draw:equation draw:name="f77" draw:formula="?f76 * ?f8 / ?f0"/><draw:equation draw:name="f78" draw:formula="0 - ?f77"/><draw:equation draw:name="f79" draw:formula="cos(?f78)"/><draw:equation draw:name="f80" draw:formula="0 - ?f79"/><draw:equation draw:name="f81" draw:formula="?f80 * ?f15"/><draw:equation draw:name="f82" draw:formula="sin(?f78)"/><draw:equation draw:name="f83" draw:formula="0 - ?f82"/><draw:equation draw:name="f84" draw:formula="?f83 * ?f15"/><draw:equation draw:name="f85" draw:formula="sqrt(?f81 * ?f81 + ?f84 * ?f84 + 0 * 0)"/><draw:equation draw:name="f86" draw:formula="?f15 * ?f15 / ?f85"/><draw:equation draw:name="f87" draw:formula="?f83 * ?f86"/><draw:equation draw:name="f88" draw:formula="?f59 - ?f87"/><draw:equation draw:name="f89" draw:formula="?f80 * ?f86"/><draw:equation draw:name="f90" draw:formula="?f60 - ?f89"/><draw:equation draw:name="f91" draw:formula="?f88 - ?f15"/><draw:equation draw:name="f92" draw:formula="?f90 - ?f15"/><draw:equation draw:name="f93" draw:formula="?f88 + ?f15"/><draw:equation draw:name="f94" draw:formula="?f90 + ?f15"/><draw:equation draw:name="f95" draw:formula="?f75 + ?f1"/><draw:equation draw:name="f96" draw:formula="?f95 * ?f8 / ?f0"/><draw:equation draw:name="f97" draw:formula="0 - ?f96"/><draw:equation draw:name="f98" draw:formula="cos(?f97)"/><draw:equation draw:name="f99" draw:formula="0 - ?f98"/><draw:equation draw:name="f100" draw:formula="?f99 * ?f15"/><draw:equation draw:name="f101" draw:formula="sin(?f97)"/><draw:equation draw:name="f102" draw:formula="0 - ?f101"/><draw:equation draw:name="f103" draw:formula="?f102 * ?f15"/><draw:equation draw:name="f104" draw:formula="sqrt(?f100 * ?f100 + ?f103 * ?f103 + 0 * 0)"/><draw:equation draw:name="f105" draw:formula="?f15 * ?f15 / ?f104"/><draw:equation draw:name="f106" draw:formula="?f102 * ?f105"/><draw:equation draw:name="f107" draw:formula="?f88 + ?f106"/><draw:equation draw:name="f108" draw:formula="?f99 * ?f105"/><draw:equation draw:name="f109" draw:formula="?f90 + ?f108"/><draw:equation draw:name="f110" draw:formula="if(?f74, ?f59, ?f91)"/><draw:equation draw:name="f111" draw:formula="if(?f74, ?f60, ?f92)"/><draw:equation draw:name="f112" draw:formula="if(?f74, ?f59, ?f93)"/><draw:equation draw:name="f113" draw:formula="if(?f74, ?f60, ?f94)"/><draw:equation draw:name="f114" draw:formula="if(?f74, ?f91, ?f107)"/><draw:equation draw:name="f115" draw:formula="if(?f74, ?f92, ?f109)"/><draw:equation draw:name="f116" draw:formula="if(?f74, ?f93, ?f107)"/><draw:equation draw:name="f117" draw:formula="if(?f74, ?f94, ?f109)"/></draw:enhanced-geometry></draw:custom-shape><draw:connector draw:type="line" svg:x1="6.772in" svg:y1="0.161in" svg:x2="7.16505in" svg:y2="0.47211in" draw:z-index="2" draw:id="id35" draw:style-name="a35" draw:name="Shape35" text:anchor-type="paragraph"><svg:title/><svg:desc/></draw:connector></text:p>
      <text:p text:style-name="Standard">- When rotating always start from the bottom and work<text:s/>your<text:s/>way up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DejaVu Serif" svg:font-family="DejaVu Serif" style:font-family-generic="roman" style:font-pitch="variable"/>
    <style:font-face style:name="DejaVu Sans" svg:font-family="DejaVu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DejaVu Serif" style:font-name-asian="DejaVu Sans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DejaVu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Melanos</dc:creator>
    <meta:creation-date>2018-02-22T09:10:00Z</meta:creation-date>
    <dc:date>2018-03-04T16:55:00Z</dc:date>
    <meta:template xlink:href="Normal.dotm" xlink:type="simple"/>
    <meta:editing-cycles>30</meta:editing-cycles>
    <meta:editing-duration>PT4080S</meta:editing-duration>
    <meta:document-statistic meta:page-count="2" meta:paragraph-count="3" meta:word-count="257" meta:character-count="1722" meta:row-count="12" meta:non-whitespace-character-count="1468"/>
  </office:meta>
</office:document-meta>
</file>